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6.6951in" style:rel-column-width="65535*"/>
    </style:style>
    <style:style style:name="Table2.A1" style:family="table-cell">
      <style:table-cell-properties fo:background-color="#1c1c1c" style:writing-mode="page">
        <style:background-image/>
      </style:table-cell-properties>
    </style:style>
    <style:style style:name="Table1" style:family="table">
      <style:table-properties style:width="6.6951in" fo:break-before="page" table:align="margins"/>
    </style:style>
    <style:style style:name="Table1.A" style:family="table-column">
      <style:table-column-properties style:column-width="6.6951in" style:rel-column-width="9641*"/>
    </style:style>
    <style:style style:name="Table1.A1" style:family="table-cell">
      <style:table-cell-properties fo:background-color="#1c1c1c" style:writing-mode="page">
        <style:background-image/>
      </style:table-cell-properties>
    </style:style>
    <style:style style:name="Table3" style:family="table">
      <style:table-properties style:width="6.6951in" fo:break-before="page" table:align="margins"/>
    </style:style>
    <style:style style:name="Table3.A" style:family="table-column">
      <style:table-column-properties style:column-width="6.6951in" style:rel-column-width="65535*"/>
    </style:style>
    <style:style style:name="Table3.A1" style:family="table-cell">
      <style:table-cell-properties fo:background-color="#1c1c1c" style:writing-mode="page">
        <style:background-image/>
      </style:table-cell-properties>
    </style:style>
    <style:style style:name="P1" style:family="paragraph" style:parent-style-name="Contents_20_1">
      <style:text-properties officeooo:paragraph-rsid="001f42e0"/>
    </style:style>
    <style:style style:name="P2" style:family="paragraph" style:parent-style-name="ВКР_5f_Заголовок_5f_не_5f_в_5f_содержании">
      <style:paragraph-properties fo:break-before="page"/>
      <style:text-properties officeooo:paragraph-rsid="001f42e0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paragraph-rsid="001ecb23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paragraph-rsid="001ecb23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dadada" loext:opacity="100%" style:font-name="Consolas" fo:font-size="10.5pt" fo:font-weight="normal" officeooo:paragraph-rsid="0040e8cd" fo:background-color="#1e1e1e"/>
    </style:style>
    <style:style style:name="P6" style:family="paragraph" style:parent-style-name="Standard">
      <style:paragraph-properties fo:text-align="start" style:justify-single-word="false"/>
      <style:text-properties fo:color="#dadada" loext:opacity="100%" style:font-name="Consolas" fo:font-size="10.5pt" fo:font-weight="normal" officeooo:paragraph-rsid="00573872" fo:background-color="#1e1e1e"/>
    </style:style>
    <style:style style:name="P7" style:family="paragraph" style:parent-style-name="Standard">
      <style:paragraph-properties fo:text-align="start" style:justify-single-word="false"/>
      <style:text-properties fo:color="#dadada" loext:opacity="100%" style:font-name="Consolas" fo:font-size="10.5pt" fo:font-weight="normal" officeooo:paragraph-rsid="005738c8" fo:background-color="#1e1e1e"/>
    </style:style>
    <style:style style:name="P8" style:family="paragraph" style:parent-style-name="Standard">
      <style:paragraph-properties fo:margin-left="0in" fo:margin-right="0in" style:line-height-at-least="0.198in" fo:text-indent="0in" style:auto-text-indent="false"/>
      <style:text-properties fo:color="#dadada" loext:opacity="100%" style:font-name="Consolas" fo:font-size="10.5pt" fo:font-weight="normal" fo:background-color="#1e1e1e"/>
    </style:style>
    <style:style style:name="P9" style:family="paragraph" style:parent-style-name="Standard">
      <style:paragraph-properties fo:margin-left="0in" fo:margin-right="0in" style:line-height-at-least="0.198in" fo:text-indent="0in" style:auto-text-indent="false"/>
      <style:text-properties fo:color="#dadada" loext:opacity="100%" fo:background-color="#1e1e1e"/>
    </style:style>
    <style:style style:name="P10" style:family="paragraph" style:parent-style-name="Standard">
      <style:paragraph-properties style:line-height-at-least="0.198in"/>
    </style:style>
    <style:style style:name="P11" style:family="paragraph" style:parent-style-name="Standard">
      <style:paragraph-properties fo:margin-left="0in" fo:margin-right="0in" style:line-height-at-least="0.198in" fo:text-indent="0in" style:auto-text-indent="false"/>
      <style:text-properties fo:color="#b4b4b4" loext:opacity="100%" style:font-name="Consolas" fo:font-size="10.5pt" fo:font-weight="normal" fo:background-color="#1e1e1e"/>
    </style:style>
    <style:style style:name="P12" style:family="paragraph" style:parent-style-name="Standard">
      <style:paragraph-properties fo:text-align="start" style:justify-single-word="false"/>
      <style:text-properties fo:color="#b4b4b4" loext:opacity="100%" style:font-name="Consolas" fo:font-size="10.5pt" fo:font-weight="normal" officeooo:paragraph-rsid="00573872" fo:background-color="#1e1e1e"/>
    </style:style>
    <style:style style:name="P13" style:family="paragraph" style:parent-style-name="Standard">
      <style:paragraph-properties fo:margin-left="0in" fo:margin-right="0in" style:line-height-at-least="0.198in" fo:text-indent="0in" style:auto-text-indent="false"/>
      <style:text-properties fo:color="#57a64a" loext:opacity="100%" fo:background-color="#1e1e1e"/>
    </style:style>
    <style:style style:name="P14" style:family="paragraph" style:parent-style-name="Standard">
      <style:text-properties officeooo:paragraph-rsid="00573872"/>
    </style:style>
    <style:style style:name="P15" style:family="paragraph" style:parent-style-name="Standard">
      <style:text-properties officeooo:paragraph-rsid="005738c8"/>
    </style:style>
    <style:style style:name="P16" style:family="paragraph" style:parent-style-name="Standard">
      <style:paragraph-properties fo:text-align="center" style:justify-single-word="false"/>
      <style:text-properties officeooo:paragraph-rsid="001ecb23"/>
    </style:style>
    <style:style style:name="P17" style:family="paragraph" style:parent-style-name="Standard">
      <style:paragraph-properties fo:text-align="center" style:justify-single-word="false"/>
      <style:text-properties officeooo:paragraph-rsid="00621f84"/>
    </style:style>
    <style:style style:name="P18" style:family="paragraph" style:parent-style-name="Standard">
      <style:paragraph-properties fo:text-align="center" style:justify-single-word="false"/>
      <style:text-properties fo:font-size="14pt" officeooo:paragraph-rsid="001ecb23" style:font-size-asian="14pt" style:font-size-complex="14pt"/>
    </style:style>
    <style:style style:name="P19" style:family="paragraph" style:parent-style-name="Standard">
      <style:text-properties fo:font-size="14pt" officeooo:paragraph-rsid="001ecb23" style:font-size-asian="14pt" style:font-size-complex="14pt"/>
    </style:style>
    <style:style style:name="P20" style:family="paragraph" style:parent-style-name="Standard">
      <style:text-properties officeooo:paragraph-rsid="001ecb23"/>
    </style:style>
    <style:style style:name="P21" style:family="paragraph" style:parent-style-name="Standard">
      <style:paragraph-properties fo:text-align="start" style:justify-single-word="false"/>
      <style:text-properties officeooo:paragraph-rsid="00573872"/>
    </style:style>
    <style:style style:name="P22" style:family="paragraph" style:parent-style-name="Standard">
      <style:paragraph-properties fo:text-align="start" style:justify-single-word="false"/>
      <style:text-properties fo:color="#dadada" loext:opacity="100%" style:font-name="Consolas" fo:font-size="10.5pt" fo:font-weight="normal" officeooo:paragraph-rsid="0040e8cd" fo:background-color="#1e1e1e"/>
    </style:style>
    <style:style style:name="P23" style:family="paragraph" style:parent-style-name="Standard">
      <style:paragraph-properties fo:text-align="start" style:justify-single-word="false"/>
      <style:text-properties fo:color="#dadada" loext:opacity="100%" style:font-name="Consolas" fo:font-size="10.5pt" fo:font-weight="normal" officeooo:paragraph-rsid="005738c8" fo:background-color="#1e1e1e"/>
    </style:style>
    <style:style style:name="P24" style:family="paragraph" style:parent-style-name="Standard">
      <style:paragraph-properties fo:margin-left="0in" fo:margin-right="0in" style:line-height-at-least="0.198in" fo:text-indent="0in" style:auto-text-indent="false"/>
      <style:text-properties fo:color="#dadada" loext:opacity="100%" style:font-name="Consolas" fo:font-size="10.5pt" fo:font-weight="normal" fo:background-color="#1e1e1e"/>
    </style:style>
    <style:style style:name="P25" style:family="paragraph" style:parent-style-name="Standard">
      <style:paragraph-properties fo:margin-left="0in" fo:margin-right="0in" style:line-height-at-least="0.198in" fo:text-indent="0in" style:auto-text-indent="false"/>
      <style:text-properties fo:color="#dadada" loext:opacity="100%" fo:background-color="#1e1e1e"/>
    </style:style>
    <style:style style:name="P26" style:family="paragraph" style:parent-style-name="Standard">
      <style:paragraph-properties fo:margin-left="0in" fo:margin-right="0in" style:line-height-at-least="0.198in" fo:text-indent="0in" style:auto-text-indent="false"/>
      <style:text-properties fo:color="#57a64a" loext:opacity="100%" fo:background-color="#1e1e1e"/>
    </style:style>
    <style:style style:name="P27" style:family="paragraph" style:parent-style-name="Standard">
      <style:paragraph-properties fo:margin-left="0in" fo:margin-right="0in" style:line-height-at-least="0.198in" fo:text-indent="0in" style:auto-text-indent="false"/>
      <style:text-properties fo:color="#57a64a" loext:opacity="100%" style:font-name="Consolas" fo:font-size="10.5pt" fo:font-weight="normal" fo:background-color="#1e1e1e"/>
    </style:style>
    <style:style style:name="P28" style:family="paragraph" style:parent-style-name="Standard">
      <style:paragraph-properties fo:margin-left="0in" fo:margin-right="0in" style:line-height-at-least="0.198in" fo:text-indent="0in" style:auto-text-indent="false"/>
      <style:text-properties fo:color="#b4b4b4" loext:opacity="100%" style:font-name="Consolas" fo:font-size="10.5pt" fo:font-weight="normal" fo:background-color="#1e1e1e"/>
    </style:style>
    <style:style style:name="P29" style:family="paragraph" style:parent-style-name="Standard">
      <style:paragraph-properties fo:text-align="start" style:justify-single-word="false"/>
      <style:text-properties fo:color="#b4b4b4" loext:opacity="100%" style:font-name="Consolas" fo:font-size="10.5pt" fo:font-weight="normal" officeooo:paragraph-rsid="005738c8" fo:background-color="#1e1e1e"/>
    </style:style>
    <style:style style:name="P30" style:family="paragraph" style:parent-style-name="Standard">
      <style:paragraph-properties style:line-height-at-least="0.198in"/>
    </style:style>
    <style:style style:name="P31" style:family="paragraph" style:parent-style-name="ВКР_5f_Обычный">
      <style:paragraph-properties fo:margin-top="0in" fo:margin-bottom="0in" style:contextual-spacing="false" fo:line-height="150%" fo:text-align="justify" style:justify-single-word="false" fo:orphans="2" fo:widows="2" fo:text-indent="0in" style:auto-text-indent="false" style:writing-mode="lr-tb"/>
      <style:text-properties officeooo:paragraph-rsid="001f42e0"/>
    </style:style>
    <style:style style:name="P32" style:family="paragraph" style:parent-style-name="ВКР_5f_Обычный">
      <style:paragraph-properties fo:margin-top="0in" fo:margin-bottom="0in" style:contextual-spacing="false" fo:line-height="150%" fo:text-align="center" style:justify-single-word="false" fo:orphans="2" fo:widows="2" fo:text-indent="0in" style:auto-text-indent="false" fo:break-before="page" style:writing-mode="lr-tb"/>
      <style:text-properties officeooo:paragraph-rsid="001f42e0"/>
    </style:style>
    <style:style style:name="P33" style:family="paragraph" style:parent-style-name="ВКР_5f_Обычный">
      <style:paragraph-properties fo:margin-top="0in" fo:margin-bottom="0in" style:contextual-spacing="false" fo:line-height="150%" fo:text-align="center" style:justify-single-word="false" fo:orphans="2" fo:widows="2" fo:text-indent="0in" style:auto-text-indent="false" style:writing-mode="lr-tb"/>
      <style:text-properties officeooo:paragraph-rsid="001f42e0"/>
    </style:style>
    <style:style style:name="P34" style:family="paragraph" style:parent-style-name="ВКР_5f_Обычный">
      <style:paragraph-properties fo:margin-top="0in" fo:margin-bottom="0in" style:contextual-spacing="false" fo:line-height="150%" fo:text-align="center" style:justify-single-word="false" fo:orphans="2" fo:widows="2" fo:text-indent="0.4925in" style:auto-text-indent="false" fo:break-before="page" style:writing-mode="lr-tb"/>
      <style:text-properties officeooo:paragraph-rsid="001f42e0"/>
    </style:style>
    <style:style style:name="P35" style:family="paragraph" style:parent-style-name="ВКР_5f_Обычный">
      <style:paragraph-properties fo:margin-top="0in" fo:margin-bottom="0in" style:contextual-spacing="false" fo:line-height="150%" fo:text-align="start" style:justify-single-word="false" fo:orphans="2" fo:widows="2" fo:text-indent="0in" style:auto-text-indent="false" style:writing-mode="lr-tb"/>
      <style:text-properties officeooo:paragraph-rsid="001f42e0"/>
    </style:style>
    <style:style style:name="P36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62ae7f" style:font-size-asian="14pt" style:font-size-complex="14pt"/>
    </style:style>
    <style:style style:name="T3" style:family="text">
      <style:text-properties fo:font-size="14pt" fo:language="ru" fo:country="RU" officeooo:rsid="001ecb23" style:font-size-asian="14pt" style:font-size-complex="14pt"/>
    </style:style>
    <style:style style:name="T4" style:family="text">
      <style:text-properties text:display="true"/>
    </style:style>
    <style:style style:name="T5" style:family="text">
      <style:text-properties fo:color="#b4b4b4" loext:opacity="100%"/>
    </style:style>
    <style:style style:name="T6" style:family="text">
      <style:text-properties fo:color="#b4b4b4" loext:opacity="100%" style:font-name="Consolas"/>
    </style:style>
    <style:style style:name="T7" style:family="text">
      <style:text-properties fo:color="#b4b4b4" loext:opacity="100%" style:font-name="Consolas" fo:font-size="10.5pt" fo:font-weight="normal"/>
    </style:style>
    <style:style style:name="T8" style:family="text">
      <style:text-properties fo:color="#b4b4b4" loext:opacity="100%" style:font-name="Consolas" fo:font-size="10.5pt" fo:font-weight="normal" fo:background-color="#1e1e1e" loext:char-shading-value="0"/>
    </style:style>
    <style:style style:name="T9" style:family="text">
      <style:text-properties fo:color="#9a9a9a" loext:opacity="100%"/>
    </style:style>
    <style:style style:name="T10" style:family="text">
      <style:text-properties fo:color="#9a9a9a" loext:opacity="100%" style:font-name="Consolas"/>
    </style:style>
    <style:style style:name="T11" style:family="text">
      <style:text-properties fo:color="#9a9a9a" loext:opacity="100%" style:font-name="Consolas" fo:font-size="10.5pt" fo:font-weight="normal"/>
    </style:style>
    <style:style style:name="T12" style:family="text">
      <style:text-properties fo:color="#9a9a9a" loext:opacity="100%" style:font-name="Consolas" fo:font-size="10.5pt" fo:font-weight="normal" fo:background-color="#1e1e1e" loext:char-shading-value="0"/>
    </style:style>
    <style:style style:name="T13" style:family="text">
      <style:text-properties fo:color="#9a9a9a" loext:opacity="100%" fo:font-size="10.5pt" fo:font-weight="normal"/>
    </style:style>
    <style:style style:name="T14" style:family="text">
      <style:text-properties fo:color="#c8c8c8" loext:opacity="100%"/>
    </style:style>
    <style:style style:name="T15" style:family="text">
      <style:text-properties fo:color="#c8c8c8" loext:opacity="100%" style:font-name="Consolas"/>
    </style:style>
    <style:style style:name="T16" style:family="text">
      <style:text-properties fo:color="#c8c8c8" loext:opacity="100%" style:font-name="Consolas" fo:font-size="10.5pt" fo:font-weight="normal"/>
    </style:style>
    <style:style style:name="T17" style:family="text">
      <style:text-properties fo:color="#c8c8c8" loext:opacity="100%" style:font-name="Consolas" fo:font-size="10.5pt" fo:font-weight="normal" fo:background-color="#1e1e1e" loext:char-shading-value="0"/>
    </style:style>
    <style:style style:name="T18" style:family="text">
      <style:text-properties fo:color="#e8c9bb" loext:opacity="100%"/>
    </style:style>
    <style:style style:name="T19" style:family="text">
      <style:text-properties fo:color="#e8c9bb" loext:opacity="100%" style:font-name="Consolas" fo:font-size="10.5pt" fo:font-weight="normal"/>
    </style:style>
    <style:style style:name="T20" style:family="text">
      <style:text-properties fo:color="#e8c9bb" loext:opacity="100%" style:font-name="Consolas" fo:font-size="10.5pt" fo:font-weight="normal" fo:background-color="#1e1e1e" loext:char-shading-value="0"/>
    </style:style>
    <style:style style:name="T21" style:family="text">
      <style:text-properties fo:color="#ce9178" loext:opacity="100%"/>
    </style:style>
    <style:style style:name="T22" style:family="text">
      <style:text-properties fo:color="#ce9178" loext:opacity="100%" style:font-name="Consolas" fo:font-size="10.5pt" fo:font-weight="normal"/>
    </style:style>
    <style:style style:name="T23" style:family="text">
      <style:text-properties fo:color="#ce9178" loext:opacity="100%" style:font-name="Consolas" fo:font-size="10.5pt" fo:font-weight="normal" fo:background-color="#1e1e1e" loext:char-shading-value="0"/>
    </style:style>
    <style:style style:name="T24" style:family="text">
      <style:text-properties fo:color="#569cd6" loext:opacity="100%"/>
    </style:style>
    <style:style style:name="T25" style:family="text">
      <style:text-properties fo:color="#569cd6" loext:opacity="100%" style:font-name="Consolas"/>
    </style:style>
    <style:style style:name="T26" style:family="text">
      <style:text-properties fo:color="#569cd6" loext:opacity="100%" style:font-name="Consolas" fo:font-size="10.5pt" fo:font-weight="normal"/>
    </style:style>
    <style:style style:name="T27" style:family="text">
      <style:text-properties fo:color="#569cd6" loext:opacity="100%" style:font-name="Consolas" fo:font-size="10.5pt" fo:font-weight="normal" fo:background-color="#1e1e1e" loext:char-shading-value="0"/>
    </style:style>
    <style:style style:name="T28" style:family="text">
      <style:text-properties fo:color="#4ec9b0" loext:opacity="100%"/>
    </style:style>
    <style:style style:name="T29" style:family="text">
      <style:text-properties fo:color="#4ec9b0" loext:opacity="100%" style:font-name="Consolas"/>
    </style:style>
    <style:style style:name="T30" style:family="text">
      <style:text-properties fo:color="#4ec9b0" loext:opacity="100%" style:font-name="Consolas" fo:font-size="10.5pt" fo:font-weight="normal"/>
    </style:style>
    <style:style style:name="T31" style:family="text">
      <style:text-properties style:font-name="Consolas"/>
    </style:style>
    <style:style style:name="T32" style:family="text">
      <style:text-properties style:font-name="Consolas" fo:font-size="10.5pt" fo:font-weight="normal"/>
    </style:style>
    <style:style style:name="T33" style:family="text">
      <style:text-properties fo:color="#dcdcaa" loext:opacity="100%"/>
    </style:style>
    <style:style style:name="T34" style:family="text">
      <style:text-properties fo:color="#dcdcaa" loext:opacity="100%" style:font-name="Consolas"/>
    </style:style>
    <style:style style:name="T35" style:family="text">
      <style:text-properties fo:color="#dcdcaa" loext:opacity="100%" style:font-name="Consolas" fo:font-size="10.5pt" fo:font-weight="normal"/>
    </style:style>
    <style:style style:name="T36" style:family="text">
      <style:text-properties fo:color="#57a64a" loext:opacity="100%" style:font-name="Consolas"/>
    </style:style>
    <style:style style:name="T37" style:family="text">
      <style:text-properties fo:color="#57a64a" loext:opacity="100%" style:font-name="Consolas" fo:language="ru" fo:country="RU" officeooo:rsid="004a7c1d"/>
    </style:style>
    <style:style style:name="T38" style:family="text">
      <style:text-properties fo:color="#57a64a" loext:opacity="100%" style:font-name="Consolas" fo:language="ru" fo:country="RU" officeooo:rsid="00573872"/>
    </style:style>
    <style:style style:name="T39" style:family="text">
      <style:text-properties fo:color="#57a64a" loext:opacity="100%" style:font-name="Consolas" fo:language="en" fo:country="US" officeooo:rsid="004a7c1d"/>
    </style:style>
    <style:style style:name="T40" style:family="text">
      <style:text-properties fo:color="#57a64a" loext:opacity="100%" style:font-name="Consolas" fo:language="en" fo:country="US" officeooo:rsid="00573872"/>
    </style:style>
    <style:style style:name="T41" style:family="text">
      <style:text-properties fo:color="#57a64a" loext:opacity="100%" style:font-name="Consolas" fo:language="en" fo:country="US" officeooo:rsid="005738c8"/>
    </style:style>
    <style:style style:name="T42" style:family="text">
      <style:text-properties fo:color="#57a64a" loext:opacity="100%" style:font-name="Consolas" fo:language="en" fo:country="US" officeooo:rsid="005e7bc0"/>
    </style:style>
    <style:style style:name="T43" style:family="text">
      <style:text-properties fo:color="#57a64a" loext:opacity="100%" style:font-name="Consolas" fo:language="en" fo:country="US" officeooo:rsid="005fc7c9"/>
    </style:style>
    <style:style style:name="T44" style:family="text">
      <style:text-properties fo:color="#b5cea8" loext:opacity="100%"/>
    </style:style>
    <style:style style:name="T45" style:family="text">
      <style:text-properties fo:color="#b5cea8" loext:opacity="100%" style:font-name="Consolas" fo:font-size="10.5pt" fo:font-weight="normal"/>
    </style:style>
    <style:style style:name="T46" style:family="text">
      <style:text-properties fo:color="#9cdcfe" loext:opacity="100%" style:font-name="Consolas" fo:font-size="10.5pt" fo:font-weight="normal"/>
    </style:style>
    <style:style style:name="T47" style:family="text">
      <style:text-properties fo:color="#d8a0df" loext:opacity="100%" style:font-name="Consolas" fo:font-size="10.5pt" fo:font-weight="normal"/>
    </style:style>
    <style:style style:name="T48" style:family="text">
      <style:text-properties fo:color="#ffd68f" loext:opacity="100%" style:font-name="Consolas" fo:font-size="10.5pt" fo:font-weight="normal"/>
    </style:style>
    <style:style style:name="T49" style:family="text">
      <style:text-properties fo:color="#000000" loext:opacity="100%" style:font-name="Times New Roman" fo:font-size="14pt" fo:language="ru" fo:country="RU" fo:font-weight="normal" officeooo:rsid="001f42e0" fo:background-color="transparent" loext:char-shading-value="0" style:font-size-asian="14pt" style:font-weight-asian="normal" style:font-size-complex="14pt" style:font-weight-complex="normal"/>
    </style:style>
    <style:style style:name="T50" style:family="text">
      <style:text-properties fo:color="#000000" loext:opacity="100%" style:font-name="Times New Roman" fo:font-size="14pt" fo:language="ru" fo:country="RU" fo:font-weight="normal" officeooo:rsid="001f42e0" fo:background-color="transparent" loext:char-shading-value="0" style:font-size-asian="14pt" style:font-weight-asian="normal" style:font-size-complex="14pt" style:font-weight-complex="bold"/>
    </style:style>
    <style:style style:name="T51" style:family="text">
      <style:text-properties fo:color="#000000" loext:opacity="100%" style:font-name="Times New Roman" fo:font-size="14pt" fo:font-weight="normal" officeooo:rsid="001f42e0" fo:background-color="transparent" loext:char-shading-value="0" style:font-size-asian="14pt" style:font-weight-asian="normal" style:font-size-complex="14pt" style:font-weight-complex="normal"/>
    </style:style>
    <style:style style:name="T52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01f42e0" fo:background-color="transparent" loext:char-shading-value="0" style:font-size-asian="14pt" style:font-weight-asian="bold" style:font-size-complex="14pt" style:font-weight-complex="bold"/>
    </style:style>
    <style:style style:name="T53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1f42e0" fo:background-color="transparent" loext:char-shading-value="0" style:font-size-asian="14pt" style:font-weight-asian="normal" style:font-size-complex="14pt" style:font-weight-complex="normal"/>
    </style:style>
    <style:style style:name="T54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56780f" fo:background-color="transparent" loext:char-shading-value="0" style:font-size-asian="14pt" style:font-weight-asian="normal" style:font-size-complex="14pt" style:font-weight-complex="normal"/>
    </style:style>
    <style:style style:name="T55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58ba94" fo:background-color="transparent" loext:char-shading-value="0" style:font-size-asian="14pt" style:font-weight-asian="normal" style:font-size-complex="14pt" style:font-weight-complex="normal"/>
    </style:style>
    <style:style style:name="T56" style:family="text">
      <style:text-properties fo:font-variant="normal" fo:text-transform="none" fo:color="#000000" loext:opacity="100%" style:font-name="Times New Roman" fo:font-size="14pt" fo:letter-spacing="normal" fo:font-style="normal" officeooo:rsid="001f42e0" fo:background-color="transparent" loext:char-shading-value="0" style:font-size-asian="14pt" style:font-size-complex="14pt"/>
    </style:style>
    <style:style style:name="T57" style:family="text">
      <style:text-properties fo:font-variant="normal" fo:text-transform="none" fo:color="#000000" loext:opacity="100%" style:font-name="Times New Roman" fo:font-size="14pt" fo:letter-spacing="normal" fo:font-style="normal" style:text-underline-style="solid" style:text-underline-type="double" style:text-underline-width="auto" style:text-underline-color="font-color" fo:font-weight="normal" officeooo:rsid="001f42e0" fo:background-color="transparent" loext:char-shading-value="0" style:font-size-asian="14pt" style:font-weight-asian="normal" style:font-size-complex="14pt" style:font-weight-complex="normal"/>
    </style:style>
    <style:style style:name="T58" style:family="text">
      <style:text-properties fo:color="#beb7ff" loext:opacity="100%"/>
    </style:style>
    <style:style style:name="T59" style:family="text">
      <style:text-properties fo:color="#beb7ff" loext:opacity="100%" style:font-name="Consolas"/>
    </style:style>
    <style:style style:name="T60" style:family="text">
      <style:text-properties fo:color="#dadada" loext:opacity="100%" style:font-name="Consolas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solid" draw:fill-color="#ffffff" draw:textarea-vertical-align="top" draw:auto-grow-height="false" fo:min-height="0.1902in" fo:min-width="0.1335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 loext:marker-style-name="T1"><text:span text:style-name="T1">МИНИСТЕРСТВО НАУКИ И ВЫСШЕГО ОБРАЗОВАНИЯ РОССИЙСКОЙ ФЕДЕРАЦИИ</text:span></text:p>
      <text:p text:style-name="P16" loext:marker-style-name="T1"><text:span text:style-name="T1">ФЕДЕРАЛЬНОЕ ГОСУДАРСТВЕННОЕ БЮДЖЕТНОЕ ОБРАЗОВАТЕЛЬНОЕ УЧРЕЖДЕНИЕ ВЫСШЕГО ОБРАЗОВАНИЯ </text:span></text:p>
      <text:p text:style-name="P16" loext:marker-style-name="T1"><text:span text:style-name="T1">НОВОСИБИРСКИЙ ГОСУДАРСТВЕННЫЙ ТЕХНИЧЕСКИЙ УНИВЕРСИТЕТ</text:span></text:p>
      <text:p text:style-name="P16" loext:marker-style-name="T1"><text:span text:style-name="T1">Кафедра вычислительной техники</text:span></text:p>
      <text:p text:style-name="P3"/>
      <text:p text:style-name="P3"/>
      <text:p text:style-name="P3"/>
      <text:p text:style-name="P4"/>
      <text:p text:style-name="P16" loext:marker-style-name="T1"><text:span text:style-name="T1">Лабораторная работа №</text:span><text:span text:style-name="T2">7</text:span></text:p>
      <text:p text:style-name="P16" loext:marker-style-name="T1"><text:span text:style-name="T1">по дисциплине «Программирование»</text:span></text:p>
      <text:p text:style-name="P17" loext:marker-style-name="T1"><text:span text:style-name="T1">на тему: «</text:span><text:span text:style-name="Source_20_Text"><text:span text:style-name="T50">Универсальность. Применение шаблонов функций и классов</text:span></text:span><text:span text:style-name="T1">»</text:span></text:p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9" loext:marker-style-name="T1"/>
      <text:p text:style-name="P18" loext:marker-style-name="T1"/>
      <text:p text:style-name="P20" loext:marker-style-name="T1"><text:span text:style-name="T1">Группа: АВТ-441</text:span></text:p>
      <text:p text:style-name="P20" loext:marker-style-name="T1"><text:span text:style-name="T1">Студент: </text:span><text:span text:style-name="T3">Зорин Арсений Денисович</text:span></text:p>
      <text:p text:style-name="P20" loext:marker-style-name="T1"><text:span text:style-name="T1">Преподаватель: Орлов Илья Викторович</text:span></text:p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6" loext:marker-style-name="T1"><draw:custom-shape text:anchor-type="char" draw:z-index="0" draw:name="Фигура1" draw:style-name="gr1" draw:text-style-name="P36" svg:width="0.4669in" svg:height="0.4087in" svg:x="3.1354in" svg:y="0.349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pan text:style-name="T1">Новосибирск 2025</text:span></text:p>
      <text:p text:style-name="P2">СОДЕРЖАНИЕ</text:p>
      <text:table-of-content text:style-name="Sect1" text:protected="true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ВКР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Заголовок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без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номера"/>
            <text:index-source-style text:style-name="ВКР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Заголовок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уровень"/>
          </text:index-source-styles>
          <text:index-source-styles text:outline-level="2">
            <text:index-source-style text:style-name="ВКР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Заголовок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уровень"/>
          </text:index-source-styles>
          <text:index-source-styles text:outline-level="3">
            <text:index-source-style text:style-name="ВКР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Заголовок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уровень"/>
          </text:index-source-styles>
          <text:index-source-styles text:outline-level="4">
            <text:index-source-style text:style-name="ВКР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Заголовок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уровень"/>
          </text:index-source-styles>
        </text:table-of-content-source>
        <text:index-body>
          <text:p text:style-name="P1"><text:a xlink:type="simple" xlink:href="#_Toc208001212" text:style-name="Index_20_Link" text:visited-style-name="Index_20_Link"><text:span text:style-name="Ссылка_20_указателя"><text:span text:style-name="T4">ВВЕДЕНИЕ</text:span></text:span><text:span text:style-name="T4"><text:tab/>3</text:span></text:a></text:p>
          <text:p text:style-name="P1"><text:a xlink:type="simple" xlink:href="#_Toc208001213" text:style-name="Index_20_Link" text:visited-style-name="Index_20_Link"><text:span text:style-name="T4">1 Описание разрабатываемого класса<text:tab/>4</text:span></text:a></text:p>
          <text:p text:style-name="P1"><text:a xlink:type="simple" xlink:href="#_Toc208001214" text:style-name="Index_20_Link" text:visited-style-name="Index_20_Link"><text:span text:style-name="T4">2 Программная реализация<text:tab/>5</text:span></text:a></text:p>
          <text:p text:style-name="P1"><text:a xlink:type="simple" xlink:href="#_Toc208001215" text:style-name="Index_20_Link" text:visited-style-name="Index_20_Link"><text:span text:style-name="T4">3 Тестирование<text:tab/>6</text:span></text:a></text:p>
          <text:p text:style-name="P1"><text:a xlink:type="simple" xlink:href="#_Toc208001216" text:style-name="Index_20_Link" text:visited-style-name="Index_20_Link"><text:span text:style-name="T4">ЗАКЛЮЧЕНИЕ<text:tab/>7</text:span></text:a></text:p>
          <text:p text:style-name="P1"><text:a xlink:type="simple" xlink:href="#_Toc208001217" text:style-name="Index_20_Link" text:visited-style-name="Index_20_Link"><text:span text:style-name="T4">ПРИЛОЖЕНИЕ<text:tab/>8</text:span></text:a></text:p>
        </text:index-body>
      </text:table-of-content>
      <text:p text:style-name="P31" loext:marker-style-name="T1"><text:span text:style-name="Source_20_Text"><text:span text:style-name="T53"/></text:span></text:p>
      <text:p text:style-name="P35" loext:marker-style-name="T1"><text:span text:style-name="Source_20_Text"><text:span text:style-name="T53"/></text:span></text:p>
      <text:p text:style-name="P32" loext:marker-style-name="T1"><text:span text:style-name="Source_20_Text"><text:span text:style-name="T53">ВВЕДЕНИЕ</text:span></text:span></text:p>
      <text:p text:style-name="P35" loext:marker-style-name="T1"><text:span text:style-name="Source_20_Text"><text:span text:style-name="T52">Цель работы:</text:span></text:span><text:span text:style-name="Source_20_Text"><text:span text:style-name="T53"> Ознакомиться с созданием шаблонов функций и классов. Изучить написание контейнерных шаблонных классов и их применение для построения различных структур данных.</text:span></text:span></text:p>
      <text:p text:style-name="P35" loext:marker-style-name="T1"><text:span text:style-name="Source_20_Text"><text:span text:style-name="T53"/></text:span></text:p>
      <text:p text:style-name="P35" loext:marker-style-name="T1"><text:span text:style-name="Source_20_Text"><text:span text:style-name="T52">Задание:</text:span></text:span><text:span text:style-name="Source_20_Text"><text:span text:style-name="T53"> Задание представляет собой типовую задачу по разработке шаблонов стандартных структур данных. В качестве структур данных взять разработанные классы в лабораторной работе №5.</text:span></text:span></text:p>
      <text:p text:style-name="P35" loext:marker-style-name="T1"><text:span text:style-name="Source_20_Text"><text:span text:style-name="T53"/></text:span></text:p>
      <text:p text:style-name="P35" loext:marker-style-name="T1"><text:span text:style-name="Source_20_Text"><text:span text:style-name="T53">Протестировать структуру данных. В качестве хранимых объектов использовать встроенные типы С++ (int, float) и класс лаб. раб. №1.</text:span></text:span></text:p>
      <text:p text:style-name="P35" loext:marker-style-name="T1"><text:span text:style-name="Source_20_Text"><text:span text:style-name="T53"/></text:span></text:p>
      <text:p text:style-name="P35" loext:marker-style-name="T1"><text:span text:style-name="Source_20_Text"><text:span text:style-name="T52">Вариант:</text:span></text:span><text:span text:style-name="Source_20_Text"><text:span text:style-name="T53"> </text:span></text:span><text:span text:style-name="Source_20_Text"><text:span text:style-name="T55">3</text:span></text:span></text:p>
      <text:p text:style-name="P33" loext:marker-style-name="T1"><text:span text:style-name="Source_20_Text"><text:span text:style-name="T53"/></text:span></text:p>
      <text:p text:style-name="P32" loext:marker-style-name="T1"><text:span text:style-name="Source_20_Text"><text:span text:style-name="T53">1 Описание разрабатываемого класса</text:span></text:span></text:p>
      <text:p text:style-name="P35" loext:marker-style-name="T1"><text:span text:style-name="Source_20_Text"><text:span text:style-name="T53">PolynomialTemplate - шаблонный класс для работы с многочленами, поддерживающий различные типы коэффициентов (int, double, float и др.).</text:span></text:span></text:p>
      <text:p text:style-name="P35" loext:marker-style-name="T1"><text:span text:style-name="Source_20_Text"><text:span text:style-name="T53">Private поля:</text:span></text:span></text:p>
      <text:p text:style-name="P35" loext:marker-style-name="T1"><text:span text:style-name="Source_20_Text"><text:span text:style-name="T53">- order - степень многочлена</text:span></text:span></text:p>
      <text:p text:style-name="P35" loext:marker-style-name="T1"><text:span text:style-name="Source_20_Text"><text:span text:style-name="T53">- coefficients - вектор коэффициентов шаблонного типа T</text:span></text:span></text:p>
      <text:p text:style-name="P35" loext:marker-style-name="T1"><text:span text:style-name="Source_20_Text"><text:span text:style-name="T53">Public методы:</text:span></text:span></text:p>
      <text:p text:style-name="P35" loext:marker-style-name="T1"><text:span text:style-name="Source_20_Text"><text:span text:style-name="T53">- PolynomialTemplate() - конструктор по умолчанию</text:span></text:span></text:p>
      <text:p text:style-name="P35" loext:marker-style-name="T1"><text:span text:style-name="Source_20_Text"><text:span text:style-name="T53">- PolynomialTemplate(int ord, const std::vector&lt;T&gt;&amp; coeffs) - конструктор с параметрами</text:span></text:span></text:p>
      <text:p text:style-name="P35" loext:marker-style-name="T1"><text:span text:style-name="Source_20_Text"><text:span text:style-name="T53">- evaluate(T x) - вычисление значения многочлена в точке x</text:span></text:span></text:p>
      <text:p text:style-name="P35" loext:marker-style-name="T1"><text:span text:style-name="Source_20_Text"><text:span text:style-name="T53">- toString() - строковое представление многочлена</text:span></text:span></text:p>
      <text:p text:style-name="P35" loext:marker-style-name="T1"><text:span text:style-name="Source_20_Text"><text:span text:style-name="T53">- getOrder() - получение степени многочлена</text:span></text:span></text:p>
      <text:p text:style-name="P35" loext:marker-style-name="T1"><text:span text:style-name="Source_20_Text"><text:span text:style-name="T53">- getCoefficients() - получение вектора коэффициентов</text:span></text:span></text:p>
      <text:p text:style-name="P35" loext:marker-style-name="T1"><text:span text:style-name="Source_20_Text"><text:span text:style-name="T53">- setCoefficients() - установка коэффициентов</text:span></text:span></text:p>
      <text:p text:style-name="P35" loext:marker-style-name="T1"><text:span text:style-name="Source_20_Text"><text:span text:style-name="T53">- operator+ - сложение многочленов</text:span></text:span></text:p>
      <text:p text:style-name="P35" loext:marker-style-name="T1"><text:span text:style-name="Source_20_Text"><text:span text:style-name="T53">- operator- - вычитание многочленов</text:span></text:span></text:p>
      <text:p text:style-name="P35" loext:marker-style-name="T1"><text:span text:style-name="Source_20_Text"><text:span text:style-name="T53">- operator() - вычисление значения (оператор вызова функции)</text:span></text:span></text:p>
      <text:p text:style-name="P35" loext:marker-style-name="T1"><text:span text:style-name="Source_20_Text"><text:span text:style-name="T53"/></text:span></text:p>
      <text:p text:style-name="P32" loext:marker-style-name="T1"><text:span text:style-name="Source_20_Text"><text:span text:style-name="T53">2 Программная реализация</text:span></text:span></text:p>
      <text:p text:style-name="P35" loext:marker-style-name="T1"><text:span text:style-name="Source_20_Text"><text:span text:style-name="T53">PolynomialTemplate&lt;T&gt;::PolynomialTemplate() - Конструктор по умолчанию создает многочлен нулевой степени с одним нулевым коэффициентом.</text:span></text:span></text:p>
      <text:p text:style-name="P35" loext:marker-style-name="T1"><text:span text:style-name="Source_20_Text"><text:span text:style-name="T53">PolynomialTemplate&lt;T&gt;::PolynomialTemplate(int ord, const std::vector&lt;T&gt;&amp; coeffs) - Конструктор с параметрами инициализирует степень и коэффициенты многочлена переданными значениями.</text:span></text:span></text:p>
      <text:p text:style-name="P35" loext:marker-style-name="T1"><text:span text:style-name="Source_20_Text"><text:span text:style-name="T53">PolynomialTemplate&lt;T&gt;::evaluate(T x) - Вычисляет значение многочлена в точке x по схеме Горнера. Использует тип T для всех вычислений, что обеспечивает корректную работу с различными числовыми типами.</text:span></text:span></text:p>
      <text:p text:style-name="P35" loext:marker-style-name="T1"><text:span text:style-name="Source_20_Text"><text:span text:style-name="T53">PolynomialTemplate&lt;T&gt;::toString() - Формирует строковое представление многочлена в человекочитаемом формате. Автоматически обрабатывает знаки коэффициентов, пропускает нулевые члены и правильно форматирует степени переменной x.</text:span></text:span></text:p>
      <text:p text:style-name="P35" loext:marker-style-name="T1"><text:span text:style-name="Source_20_Text"><text:span text:style-name="T53">PolynomialTemplate&lt;T&gt;::operator+(const PolynomialTemplate&lt;T&gt;&amp; other) - Реализует сложение двух многочленов. Определяет максимальную степень результата и поэлементно складывает коэффициенты, используя оператор + типа T.</text:span></text:span></text:p>
      <text:p text:style-name="P35" loext:marker-style-name="T1"><text:span text:style-name="Source_20_Text"><text:span text:style-name="T53">PolynomialTemplate&lt;T&gt;::operator-(const PolynomialTemplate&lt;T&gt;&amp; other) - Реализует вычитание многочленов аналогично оператору сложения, но с использованием оператора вычитания для типа T.</text:span></text:span></text:p>
      <text:p text:style-name="P35" loext:marker-style-name="T1"><text:span text:style-name="Source_20_Text"><text:span text:style-name="T53">PolynomialTemplate&lt;T&gt;::operator()(T x) - Оператор вызова функции, делегирующий вычисление методу evaluate(). Позволяет использовать объекты многочленов как функторы.</text:span></text:span></text:p>
      <text:p text:style-name="P35" loext:marker-style-name="T1"><text:span text:style-name="Source_20_Text"><text:span text:style-name="T53">Явная инстанциация в конце файла реализации обеспечивает создание экземпляров шаблона для часто используемых типов: int, double и float.</text:span></text:span></text:p>
      <text:p text:style-name="P33" loext:marker-style-name="T1"><text:span text:style-name="Source_20_Text"><text:span text:style-name="T53"/></text:span></text:p>
      <text:p text:style-name="P32" loext:marker-style-name="T1"><text:span text:style-name="Source_20_Text"><text:span text:style-name="T53">3 Тестирование</text:span></text:span></text:p>
      <text:p text:style-name="P33" loext:marker-style-name="T1"><text:span text:style-name="Source_20_Text"><text:span text:style-name="T52">Процесс тестирования шаблонного класса PolynomialTemplate:</text:span></text:span></text:p>
      <text:p text:style-name="P35" loext:marker-style-name="T1"><text:span text:style-name="Source_20_Text"><text:span text:style-name="T52">1. Тестирование с целочисленными коэффициентами (int):</text:span></text:span></text:p>
      <text:p text:style-name="P35" loext:marker-style-name="T1"><text:span text:style-name="Source_20_Text"><text:span text:style-name="T53">- Создается многочлен с коэффициентами {1, 2, 3} (3*x² + 2*x + 1)</text:span></text:span></text:p>
      <text:p text:style-name="P35" loext:marker-style-name="T1"><text:span text:style-name="Source_20_Text"><text:span text:style-name="T53">- Вычисляется значение при x=2: 3*4 + 2*2 + 1 = 17</text:span></text:span></text:p>
      <text:p text:style-name="P35" loext:marker-style-name="T1"><text:span text:style-name="Source_20_Text"><text:span text:style-name="T53">- Проверяется работа оператора вызова функции</text:span></text:span></text:p>
      <text:p text:style-name="P35" loext:marker-style-name="T1"><text:span text:style-name="Source_20_Text"><text:span text:style-name="T53">- Выводится строковое представление: "3*x^2 + 2*x + 1"</text:span></text:span></text:p>
      <text:p text:style-name="P35" loext:marker-style-name="T1"><text:span text:style-name="Source_20_Text"><text:span text:style-name="T52">2. Тестирование с вещественными коэффициентами (double):</text:span></text:span></text:p>
      <text:p text:style-name="P35" loext:marker-style-name="T1"><text:span text:style-name="Source_20_Text"><text:span text:style-name="T53">- Создается многочлен с коэффициентами {1.5, 2.5, 3.5}</text:span></text:span></text:p>
      <text:p text:style-name="P35" loext:marker-style-name="T1"><text:span text:style-name="Source_20_Text"><text:span text:style-name="T53">- Вычисляется значение при x=1.5</text:span></text:span></text:p>
      <text:p text:style-name="P35" loext:marker-style-name="T1"><text:span text:style-name="Source_20_Text"><text:span text:style-name="T53">- Выводится строковое представление с плавающей точкой</text:span></text:span></text:p>
      <text:p text:style-name="P35" loext:marker-style-name="T1"><text:span text:style-name="Source_20_Text"><text:span text:style-name="T52">3. Тестирование операций с многочленами:</text:span></text:span></text:p>
      <text:p text:style-name="P35" loext:marker-style-name="T1"><text:span text:style-name="Source_20_Text"><text:span text:style-name="T53">- Создаются два многочлена для демонстрации операций</text:span></text:span></text:p>
      <text:p text:style-name="P35" loext:marker-style-name="T1"><text:span text:style-name="Source_20_Text"><text:span text:style-name="T53">- Выполняется сложение многочленов</text:span></text:span></text:p>
      <text:p text:style-name="P35" loext:marker-style-name="T1"><text:span text:style-name="Source_20_Text"><text:span text:style-name="T53">- Выполняется вычитание многочленов</text:span></text:span></text:p>
      <text:p text:style-name="P35" loext:marker-style-name="T1"><text:span text:style-name="Source_20_Text"><text:span text:style-name="T53">- Результаты операций выводятся в строковом представлении</text:span></text:span></text:p>
      <text:p text:style-name="P35" loext:marker-style-name="T1"><text:span text:style-name="Source_20_Text"><text:span text:style-name="T52">4. Тестирование с коэффициентами типа float:</text:span></text:span></text:p>
      <text:p text:style-name="P35" loext:marker-style-name="T1"><text:span text:style-name="Source_20_Text"><text:span text:style-name="T53">- Создается многочлен с float коэффициентами</text:span></text:span></text:p>
      <text:p text:style-name="P35" loext:marker-style-name="T1"><text:span text:style-name="Source_20_Text"><text:span text:style-name="T53">- Вычисляется значение при float x</text:span></text:span></text:p>
      <text:p text:style-name="P35" loext:marker-style-name="T1"><text:span text:style-name="Source_20_Text"><text:span text:style-name="T53">- Демонстрируется работа с различной точностью</text:span></text:span></text:p>
      <text:p text:style-name="P35" loext:marker-style-name="T1"><text:span text:style-name="Source_20_Text"><text:span text:style-name="T52">5. Сравнение типов:</text:span></text:span></text:p>
      <text:p text:style-name="P35" loext:marker-style-name="T1"><text:span text:style-name="Source_20_Text"><text:span text:style-name="T53">- Выводится информация о типах созданных объектов через typeid</text:span></text:span></text:p>
      <text:p text:style-name="P35" loext:marker-style-name="T1"><text:span text:style-name="Source_20_Text"><text:span text:style-name="T53">- Демонстрируется, что все многочлены используют один шаблонный класс с разными типами данных</text:span></text:span></text:p>
      <text:p text:style-name="P35" loext:marker-style-name="T1"><text:span text:style-name="Source_20_Text"><text:span text:style-name="T52">Результаты тестирования:</text:span></text:span></text:p>
      <text:p text:style-name="P35" loext:marker-style-name="T1"><text:span text:style-name="Source_20_Text"><text:span text:style-name="T53">- Шаблонный класс корректно работает с различными числовыми типами</text:span></text:span></text:p>
      <text:p text:style-name="P35" loext:marker-style-name="T1"><text:span text:style-name="Source_20_Text"><text:span text:style-name="T53">- Все математические операции выполняются правильно для каждого типа</text:span></text:span></text:p>
      <text:p text:style-name="P35" loext:marker-style-name="T1"><text:span text:style-name="Source_20_Text"><text:span text:style-name="T53">- Строковое представление адаптируется к типу коэффициентов</text:span></text:span></text:p>
      <text:p text:style-name="P35" loext:marker-style-name="T1"><text:span text:style-name="Source_20_Text"><text:span text:style-name="T53">- Операторы + и - корректно обрабатывают многочлены разной степени</text:span></text:span></text:p>
      <text:p text:style-name="P35" loext:marker-style-name="T1"><text:soft-page-break/><text:span text:style-name="Source_20_Text"><text:span text:style-name="T53">- Функциональность полиморфизма достигается через шаблоны, а не наследование</text:span></text:span></text:p>
      <text:p text:style-name="P33" loext:marker-style-name="T1"><text:span text:style-name="Source_20_Text"><text:span text:style-name="T53"/></text:span></text:p>
      <text:p text:style-name="P32" loext:marker-style-name="T1"><text:span text:style-name="Source_20_Text"><text:span text:style-name="T53">ЗАКЛЮЧЕНИЕ</text:span></text:span></text:p>
      <text:p text:style-name="P35" loext:marker-style-name="T1"><text:span text:style-name="Source_20_Text"><text:span text:style-name="T53">В ходе выполнения лабораторной работы на тему «Универсальность. Применение шаблонов функций и классов» был разработан шаблонный класс PolynomialTemplate для работы с многочленами с коэффициентами произвольного типа. Это позволило создать универсальный инструмент для математических вычислений, поддерживающий различные числовые типы данных. Реализация демонстрирует преимущества шаблонного программирования: типобезопасность, повторное использование кода и гибкость в использовании.</text:span></text:span></text:p>
      <text:p text:style-name="P34" loext:marker-style-name="T1"><text:span text:style-name="Source_20_Text"><text:span text:style-name="T51">ПРИЛОЖЕНИЕ</text:span>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"><text:span text:style-name="Source_20_Text"><text:span text:style-name="T36">//</text:span></text:span></text:p>
            <text:p text:style-name="P5"><text:span text:style-name="Source_20_Text"><text:span text:style-name="T36">// </text:span></text:span><text:span text:style-name="Source_20_Text"><text:span text:style-name="T38">дополнение к </text:span></text:span><text:span text:style-name="Source_20_Text"><text:span text:style-name="T39">polynomial</text:span></text:span><text:span text:style-name="Source_20_Text"><text:span text:style-name="T42">_template</text:span></text:span><text:span text:style-name="Source_20_Text"><text:span text:style-name="T40">.h</text:span></text:span></text:p>
            <text:p text:style-name="P5"><text:span text:style-name="Source_20_Text"><text:span text:style-name="T36">//</text:span></text:span></text:p>
            <text:p text:style-name="P5"><text:span text:style-name="Source_20_Text"><text:span text:style-name="T36"/></text:span></text:p>
            <text:p text:style-name="P5"><text:span text:style-name="Source_20_Text"><text:span text:style-name="T6">#</text:span></text:span><text:span text:style-name="Source_20_Text"><text:span text:style-name="T10">ifndef</text:span></text:span><text:span text:style-name="Source_20_Text"><text:span text:style-name="T15"> </text:span></text:span><text:span text:style-name="Source_20_Text"><text:span text:style-name="T59">POLYNOMIAL_TEMPLATE_H</text:span></text:span></text:p>
            <text:p text:style-name="P8"><text:span text:style-name="T5">#</text:span><text:span text:style-name="T9">define</text:span><text:span text:style-name="T14"> </text:span><text:span text:style-name="T58">POLYNOMIAL_TEMPLATE_H</text:span></text:p>
            <text:p text:style-name="P10"/>
            <text:p text:style-name="P8"><text:span text:style-name="T5">#</text:span><text:span text:style-name="T9">include</text:span><text:span text:style-name="T14"> </text:span><text:span text:style-name="T18">&lt;</text:span><text:span text:style-name="T21">iostream</text:span><text:span text:style-name="T18">&gt;</text:span></text:p>
            <text:p text:style-name="P8"><text:span text:style-name="T5">#</text:span><text:span text:style-name="T9">include</text:span><text:span text:style-name="T14"> </text:span><text:span text:style-name="T18">&lt;</text:span><text:span text:style-name="T21">vector</text:span><text:span text:style-name="T18">&gt;</text:span></text:p>
            <text:p text:style-name="P8"><text:span text:style-name="T5">#</text:span><text:span text:style-name="T9">include</text:span><text:span text:style-name="T14"> </text:span><text:span text:style-name="T18">&lt;</text:span><text:span text:style-name="T21">string</text:span><text:span text:style-name="T18">&gt;</text:span></text:p>
            <text:p text:style-name="P8"><text:span text:style-name="T5">#</text:span><text:span text:style-name="T9">include</text:span><text:span text:style-name="T14"> </text:span><text:span text:style-name="T18">&lt;</text:span><text:span text:style-name="T21">sstream</text:span><text:span text:style-name="T18">&gt;</text:span></text:p>
            <text:p text:style-name="P10"/>
            <text:p text:style-name="P8"><text:span text:style-name="T24">template</text:span><text:span text:style-name="T5">&lt;</text:span><text:span text:style-name="T24">typename</text:span> <text:span text:style-name="T28">T</text:span><text:span text:style-name="T5">&gt;</text:span></text:p>
            <text:p text:style-name="P8"><text:span text:style-name="T24">class</text:span> <text:span text:style-name="T28">PolynomialTemplate</text:span> <text:span text:style-name="T5">{</text:span></text:p>
            <text:p text:style-name="P8"><text:span text:style-name="T24">private</text:span><text:span text:style-name="T5">:</text:span></text:p>
            <text:p text:style-name="P9">    <text:span text:style-name="T26">int</text:span><text:span text:style-name="T32"> order</text:span><text:span text:style-name="T7">;</text:span></text:p>
            <text:p text:style-name="P9">    <text:span text:style-name="T16">std</text:span><text:span text:style-name="T7">::</text:span><text:span text:style-name="T30">vector</text:span><text:span text:style-name="T7">&lt;</text:span><text:span text:style-name="T30">T</text:span><text:span text:style-name="T7">&gt;</text:span><text:span text:style-name="T32"> coefficients</text:span><text:span text:style-name="T7">;</text:span></text:p>
            <text:p text:style-name="P10"/>
            <text:p text:style-name="P8"><text:span text:style-name="T24">public</text:span><text:span text:style-name="T5">:</text:span></text:p>
            <text:p text:style-name="P13">    <text:span text:style-name="T32">// Конструкторы</text:span></text:p>
            <text:p text:style-name="P9">    <text:span text:style-name="T35">PolynomialTemplate</text:span><text:span text:style-name="T7">();</text:span></text:p>
            <text:p text:style-name="P9">    <text:span text:style-name="T35">PolynomialTemplate</text:span><text:span text:style-name="T7">(</text:span><text:span text:style-name="T26">int</text:span><text:span text:style-name="T32"> </text:span><text:span text:style-name="T11">ord</text:span><text:span text:style-name="T7">,</text:span><text:span text:style-name="T32"> </text:span><text:span text:style-name="T26">const</text:span><text:span text:style-name="T32"> </text:span><text:span text:style-name="T16">std</text:span><text:span text:style-name="T7">::</text:span><text:span text:style-name="T30">vector</text:span><text:span text:style-name="T7">&lt;</text:span><text:span text:style-name="T30">T</text:span><text:span text:style-name="T7">&gt;&amp;</text:span><text:span text:style-name="T32"> </text:span><text:span text:style-name="T11">coeffs</text:span><text:span text:style-name="T7">);</text:span></text:p>
            <text:p text:style-name="P9">    </text:p>
            <text:p text:style-name="P13">    <text:span text:style-name="T32">// Методы</text:span></text:p>
            <text:p text:style-name="P9">    <text:span text:style-name="T30">T</text:span><text:span text:style-name="T32"> </text:span><text:span text:style-name="T35">evaluate</text:span><text:span text:style-name="T7">(</text:span><text:span text:style-name="T30">T</text:span><text:span text:style-name="T32"> </text:span><text:span text:style-name="T11">x</text:span><text:span text:style-name="T7">)</text:span><text:span text:style-name="T32"> </text:span><text:span text:style-name="T26">const</text:span><text:span text:style-name="T7">;</text:span></text:p>
            <text:p text:style-name="P9">    <text:span text:style-name="T16">std</text:span><text:span text:style-name="T7">::</text:span><text:span text:style-name="T30">string</text:span><text:span text:style-name="T32"> </text:span><text:span text:style-name="T35">toString</text:span><text:span text:style-name="T7">()</text:span><text:span text:style-name="T32"> </text:span><text:span text:style-name="T26">const</text:span><text:span text:style-name="T7">;</text:span></text:p>
            <text:p text:style-name="P9">    </text:p>
            <text:p text:style-name="P13">    <text:span text:style-name="T32">// Геттеры и сеттеры</text:span></text:p>
            <text:p text:style-name="P9">    <text:span text:style-name="T26">int</text:span><text:span text:style-name="T32"> </text:span><text:span text:style-name="T35">getOrder</text:span><text:span text:style-name="T7">()</text:span><text:span text:style-name="T32"> </text:span><text:span text:style-name="T26">const</text:span><text:span text:style-name="T7">;</text:span></text:p>
            <text:p text:style-name="P9">    <text:span text:style-name="T16">std</text:span><text:span text:style-name="T7">::</text:span><text:span text:style-name="T30">vector</text:span><text:span text:style-name="T7">&lt;</text:span><text:span text:style-name="T30">T</text:span><text:span text:style-name="T7">&gt;</text:span><text:span text:style-name="T32"> </text:span><text:span text:style-name="T35">getCoefficients</text:span><text:span text:style-name="T7">()</text:span><text:span text:style-name="T32"> </text:span><text:span text:style-name="T26">const</text:span><text:span text:style-name="T7">;</text:span></text:p>
            <text:p text:style-name="P9">    <text:span text:style-name="T26">void</text:span><text:span text:style-name="T32"> </text:span><text:span text:style-name="T35">setCoefficients</text:span><text:span text:style-name="T7">(</text:span><text:span text:style-name="T26">const</text:span><text:span text:style-name="T32"> </text:span><text:span text:style-name="T16">std</text:span><text:span text:style-name="T7">::</text:span><text:span text:style-name="T30">vector</text:span><text:span text:style-name="T7">&lt;</text:span><text:span text:style-name="T30">T</text:span><text:span text:style-name="T7">&gt;&amp;</text:span><text:span text:style-name="T32"> </text:span><text:span text:style-name="T11">coeffs</text:span><text:span text:style-name="T7">);</text:span></text:p>
            <text:p text:style-name="P9">    </text:p>
            <text:p text:style-name="P13">    <text:span text:style-name="T32">// Операторы</text:span></text:p>
            <text:p text:style-name="P9">    <text:span text:style-name="T30">PolynomialTemplate</text:span><text:span text:style-name="T7">&lt;</text:span><text:span text:style-name="T30">T</text:span><text:span text:style-name="T7">&gt;</text:span><text:span text:style-name="T32"> </text:span><text:span text:style-name="T7">operator+(</text:span><text:span text:style-name="T26">const</text:span><text:span text:style-name="T32"> </text:span><text:span text:style-name="T30">PolynomialTemplate</text:span><text:span text:style-name="T7">&lt;</text:span><text:span text:style-name="T30">T</text:span><text:span text:style-name="T7">&gt;&amp;</text:span><text:span text:style-name="T32"> </text:span><text:span text:style-name="T11">other</text:span><text:span text:style-name="T7">)</text:span><text:span text:style-name="T32"> </text:span><text:span text:style-name="T26">const</text:span><text:span text:style-name="T7">;</text:span></text:p>
            <text:p text:style-name="P9">    <text:span text:style-name="T30">PolynomialTemplate</text:span><text:span text:style-name="T7">&lt;</text:span><text:span text:style-name="T30">T</text:span><text:span text:style-name="T7">&gt;</text:span><text:span text:style-name="T32"> </text:span><text:span text:style-name="T7">operator-(</text:span><text:span text:style-name="T26">const</text:span><text:span text:style-name="T32"> </text:span><text:span text:style-name="T30">PolynomialTemplate</text:span><text:span text:style-name="T7">&lt;</text:span><text:span text:style-name="T30">T</text:span><text:span text:style-name="T7">&gt;&amp;</text:span><text:span text:style-name="T32"> </text:span><text:span text:style-name="T11">other</text:span><text:span text:style-name="T7">)</text:span><text:span text:style-name="T32"> </text:span><text:span text:style-name="T26">const</text:span><text:span text:style-name="T7">;</text:span></text:p>
            <text:p text:style-name="P9">    <text:span text:style-name="T30">T</text:span><text:span text:style-name="T32"> </text:span><text:span text:style-name="T7">operator()(</text:span><text:span text:style-name="T30">T</text:span><text:span text:style-name="T32"> </text:span><text:span text:style-name="T11">x</text:span><text:span text:style-name="T7">)</text:span><text:span text:style-name="T32"> </text:span><text:span text:style-name="T26">const</text:span><text:span text:style-name="T7">;</text:span></text:p>
            <text:p text:style-name="P11">};</text:p>
            <text:p text:style-name="P10"/>
            <text:p text:style-name="P8"><text:span text:style-name="T5">#</text:span><text:span text:style-name="T9">endif</text:span></text:p>
            <text:p text:style-name="P5"><text:span text:style-name="Source_20_Text"><text:span text:style-name="T13"/></text:span></text:p>
          </table:table-cell>
        </table:table-row>
      </table:table>
      <text:p text:style-name="Text_20_body"/>
      <table:table table:name="Table1" table:style-name="Table1">
        <table:table-column table:style-name="Table1.A"/>
        <table:table-row>
          <table:table-cell table:style-name="Table1.A1" office:value-type="string">
            <text:p text:style-name="P6"><text:span text:style-name="Source_20_Text"><text:span text:style-name="T36">//</text:span></text:span></text:p>
            <text:p text:style-name="P6"><text:span text:style-name="Source_20_Text"><text:span text:style-name="T36">// </text:span></text:span><text:span text:style-name="Source_20_Text"><text:span text:style-name="T38">дополнение к </text:span></text:span><text:span text:style-name="Source_20_Text"><text:span text:style-name="T39">polynomial</text:span></text:span><text:span text:style-name="Source_20_Text"><text:span text:style-name="T43">_template</text:span></text:span><text:span text:style-name="Source_20_Text"><text:span text:style-name="T40">.сpp</text:span></text:span></text:p>
            <text:p text:style-name="P6"><text:span text:style-name="Source_20_Text"><text:span text:style-name="T36">//</text:span></text:span></text:p>
            <text:p text:style-name="P6"><text:span text:style-name="Source_20_Text"><text:span text:style-name="T36"/></text:span></text:p>
            <text:p text:style-name="P21"><text:span text:style-name="Source_20_Text"><text:span text:style-name="T8">#</text:span></text:span><text:span text:style-name="Source_20_Text"><text:span text:style-name="T12">include</text:span></text:span><text:span text:style-name="Source_20_Text"><text:span text:style-name="T17"> </text:span></text:span><text:span text:style-name="Source_20_Text"><text:span text:style-name="T20">"</text:span></text:span><text:span text:style-name="Source_20_Text"><text:span text:style-name="T23">polynomial_template.h</text:span></text:span><text:span text:style-name="Source_20_Text"><text:span text:style-name="T20">"</text:span></text:span></text:p>
            <text:p text:style-name="P8"><text:span text:style-name="T5">#</text:span><text:span text:style-name="T9">include</text:span><text:span text:style-name="T14"> </text:span><text:span text:style-name="T18">&lt;</text:span><text:span text:style-name="T21">sstream</text:span><text:span text:style-name="T18">&gt;</text:span></text:p>
            <text:p text:style-name="P8"><text:span text:style-name="T5">#</text:span><text:span text:style-name="T9">include</text:span><text:span text:style-name="T14"> </text:span><text:span text:style-name="T18">&lt;</text:span><text:span text:style-name="T21">iomanip</text:span><text:span text:style-name="T18">&gt;</text:span></text:p>
            <text:p text:style-name="P10"/>
            <text:p text:style-name="P27">// Конструктор по умолчанию</text:p>
            <text:p text:style-name="P8"><text:span text:style-name="T24">template</text:span><text:span text:style-name="T5">&lt;</text:span><text:span text:style-name="T24">typename</text:span> <text:span text:style-name="T28">T</text:span><text:span text:style-name="T5">&gt;</text:span></text:p>
            <text:p text:style-name="P8"><text:span text:style-name="T28">PolynomialTemplate</text:span><text:span text:style-name="T5">&lt;</text:span><text:span text:style-name="T28">T</text:span><text:span text:style-name="T5">&gt;::</text:span><text:span text:style-name="T33">PolynomialTemplate</text:span><text:span text:style-name="T5">()</text:span> : order<text:span text:style-name="T5">(</text:span><text:span text:style-name="T44">0</text:span><text:span text:style-name="T5">)</text:span> <text:span text:style-name="T5">{</text:span></text:p>
            <text:p text:style-name="P9">    <text:span text:style-name="T32">coefficients</text:span><text:span text:style-name="T7">.</text:span><text:span text:style-name="T35">push_back</text:span><text:span text:style-name="T7">(</text:span><text:span text:style-name="T30">T</text:span><text:span text:style-name="T7">());</text:span></text:p>
            <text:p text:style-name="P11">}</text:p>
            <text:p text:style-name="P10"/>
            <text:p text:style-name="P27">// Конструктор с параметрами</text:p>
            <text:p text:style-name="P8"><text:span text:style-name="T24">template</text:span><text:span text:style-name="T5">&lt;</text:span><text:span text:style-name="T24">typename</text:span> <text:span text:style-name="T28">T</text:span><text:span text:style-name="T5">&gt;</text:span></text:p>
            <text:p text:style-name="P8"><text:span text:style-name="T28">PolynomialTemplate</text:span><text:span text:style-name="T5">&lt;</text:span><text:span text:style-name="T28">T</text:span><text:span text:style-name="T5">&gt;::</text:span><text:span text:style-name="T33">PolynomialTemplate</text:span><text:span text:style-name="T5">(</text:span><text:span text:style-name="T24">int</text:span> <text:span text:style-name="T9">ord</text:span><text:span text:style-name="T5">,</text:span> <text:span text:style-name="T24">const</text:span> <text:span text:style-name="T14">std</text:span><text:span text:style-name="T5">::</text:span><text:span text:style-name="T28">vector</text:span><text:span text:style-name="T5">&lt;</text:span><text:span text:style-name="T28">T</text:span><text:span text:style-name="T5">&gt;&amp;</text:span> <text:span text:style-name="T9">coeffs</text:span><text:span text:style-name="T5">)</text:span> </text:p>
            <text:p text:style-name="P9">    <text:span text:style-name="T32">: order</text:span><text:span text:style-name="T7">(</text:span><text:span text:style-name="T11">ord</text:span><text:span text:style-name="T7">),</text:span><text:span text:style-name="T32"> coefficients</text:span><text:span text:style-name="T7">(</text:span><text:span text:style-name="T11">coeffs</text:span><text:span text:style-name="T7">)</text:span><text:span text:style-name="T32"> </text:span><text:span text:style-name="T7">{}</text:span></text:p>
            <text:p text:style-name="P10"/>
            <text:p text:style-name="P27">// Вычисление значения многочлена</text:p>
            <text:p text:style-name="P8"><text:span text:style-name="T24">template</text:span><text:span text:style-name="T5">&lt;</text:span><text:span text:style-name="T24">typename</text:span> <text:span text:style-name="T28">T</text:span><text:span text:style-name="T5">&gt;</text:span></text:p>
            <text:p text:style-name="P8"><text:span text:style-name="T28">T</text:span> <text:span text:style-name="T28">PolynomialTemplate</text:span><text:span text:style-name="T5">&lt;</text:span><text:span text:style-name="T28">T</text:span><text:span text:style-name="T5">&gt;::</text:span><text:span text:style-name="T33">evaluate</text:span><text:span text:style-name="T5">(</text:span><text:span text:style-name="T28">T</text:span> <text:span text:style-name="T9">x</text:span><text:span text:style-name="T5">)</text:span> <text:span text:style-name="T24">const</text:span> <text:span text:style-name="T5">{</text:span></text:p>
            <text:p text:style-name="P9">    <text:span text:style-name="T30">T</text:span><text:span text:style-name="T32"> </text:span><text:span text:style-name="T46">result</text:span><text:span text:style-name="T32"> </text:span><text:span text:style-name="T7">=</text:span><text:span text:style-name="T32"> </text:span><text:span text:style-name="T30">T</text:span><text:span text:style-name="T7">();</text:span></text:p>
            <text:p text:style-name="P9">    <text:span text:style-name="T30">T</text:span><text:span text:style-name="T32"> </text:span><text:span text:style-name="T46">power</text:span><text:span text:style-name="T32"> </text:span><text:span text:style-name="T7">=</text:span><text:span text:style-name="T32"> </text:span><text:span text:style-name="T30">T</text:span><text:span text:style-name="T7">(</text:span><text:span text:style-name="T45">1</text:span><text:span text:style-name="T7">);</text:span></text:p>
            <text:p text:style-name="P9">    </text:p>
            <text:p text:style-name="P9">    <text:span text:style-name="T47">for</text:span><text:span text:style-name="T32"> </text:span><text:span text:style-name="T7">(</text:span><text:span text:style-name="T26">int</text:span><text:span text:style-name="T32"> </text:span><text:span text:style-name="T46">i</text:span><text:span text:style-name="T32"> </text:span><text:span text:style-name="T7">=</text:span><text:span text:style-name="T32"> </text:span><text:span text:style-name="T45">0</text:span><text:span text:style-name="T7">;</text:span><text:span text:style-name="T32"> </text:span><text:span text:style-name="T46">i</text:span><text:span text:style-name="T32"> </text:span><text:span text:style-name="T7">&lt;=</text:span><text:span text:style-name="T32"> order</text:span><text:span text:style-name="T7">;</text:span><text:span text:style-name="T32"> </text:span><text:span text:style-name="T46">i</text:span><text:span text:style-name="T7">++)</text:span><text:span text:style-name="T32"> </text:span><text:span text:style-name="T7">{</text:span></text:p>
            <text:p text:style-name="P9">        <text:span text:style-name="T46">result</text:span><text:span text:style-name="T32"> </text:span><text:span text:style-name="T7">+=</text:span><text:span text:style-name="T32"> coefficients</text:span><text:span text:style-name="T7">[</text:span><text:span text:style-name="T46">i</text:span><text:span text:style-name="T7">]</text:span><text:span text:style-name="T32"> </text:span><text:span text:style-name="T7">*</text:span><text:span text:style-name="T32"> </text:span><text:span text:style-name="T46">power</text:span><text:span text:style-name="T7">;</text:span></text:p>
            <text:p text:style-name="P9">        <text:span text:style-name="T46">power</text:span><text:span text:style-name="T32"> </text:span><text:span text:style-name="T7">*=</text:span><text:span text:style-name="T32"> </text:span><text:span text:style-name="T11">x</text:span><text:span text:style-name="T7">;</text:span></text:p>
            <text:p text:style-name="P9">    <text:span text:style-name="T7">}</text:span></text:p>
            <text:p text:style-name="P9">    </text:p>
            <text:p text:style-name="P9">    <text:span text:style-name="T47">return</text:span><text:span text:style-name="T32"> </text:span><text:span text:style-name="T46">result</text:span><text:span text:style-name="T7">;</text:span></text:p>
            <text:p text:style-name="P11">}</text:p>
            <text:p text:style-name="P10"/>
            <text:p text:style-name="P27">// Строковое представление</text:p>
            <text:p text:style-name="P8"><text:span text:style-name="T24">template</text:span><text:span text:style-name="T5">&lt;</text:span><text:span text:style-name="T24">typename</text:span> <text:span text:style-name="T28">T</text:span><text:span text:style-name="T5">&gt;</text:span></text:p>
            <text:p text:style-name="P8"><text:span text:style-name="T14">std</text:span><text:span text:style-name="T5">::</text:span><text:span text:style-name="T28">string</text:span> <text:span text:style-name="T28">PolynomialTemplate</text:span><text:span text:style-name="T5">&lt;</text:span><text:span text:style-name="T28">T</text:span><text:span text:style-name="T5">&gt;::</text:span><text:span text:style-name="T33">toString</text:span><text:span text:style-name="T5">()</text:span> <text:span text:style-name="T24">const</text:span> <text:span text:style-name="T5">{</text:span></text:p>
            <text:p text:style-name="P9">    <text:span text:style-name="T16">std</text:span><text:span text:style-name="T7">::</text:span><text:span text:style-name="T30">ostringstream</text:span><text:span text:style-name="T32"> </text:span><text:span text:style-name="T46">oss</text:span><text:span text:style-name="T7">;</text:span></text:p>
            <text:p text:style-name="P9">    <text:span text:style-name="T26">bool</text:span><text:span text:style-name="T32"> </text:span><text:span text:style-name="T46">firstTerm</text:span><text:span text:style-name="T32"> </text:span><text:span text:style-name="T7">=</text:span><text:span text:style-name="T32"> </text:span><text:span text:style-name="T26">true</text:span><text:span text:style-name="T7">;</text:span></text:p>
            <text:p text:style-name="P9">    </text:p>
            <text:p text:style-name="P9">    <text:span text:style-name="T47">for</text:span><text:span text:style-name="T32"> </text:span><text:span text:style-name="T7">(</text:span><text:span text:style-name="T26">int</text:span><text:span text:style-name="T32"> </text:span><text:span text:style-name="T46">i</text:span><text:span text:style-name="T32"> </text:span><text:span text:style-name="T7">=</text:span><text:span text:style-name="T32"> order</text:span><text:span text:style-name="T7">;</text:span><text:span text:style-name="T32"> </text:span><text:span text:style-name="T46">i</text:span><text:span text:style-name="T32"> </text:span><text:span text:style-name="T7">&gt;=</text:span><text:span text:style-name="T32"> </text:span><text:span text:style-name="T45">0</text:span><text:span text:style-name="T7">;</text:span><text:span text:style-name="T32"> </text:span><text:span text:style-name="T46">i</text:span><text:span text:style-name="T7">--)</text:span><text:span text:style-name="T32"> </text:span><text:span text:style-name="T7">{</text:span></text:p>
            <text:p text:style-name="P9">        <text:span text:style-name="T47">if</text:span><text:span text:style-name="T32"> </text:span><text:span text:style-name="T7">(</text:span><text:span text:style-name="T32">coefficients</text:span><text:span text:style-name="T7">[</text:span><text:span text:style-name="T46">i</text:span><text:span text:style-name="T7">]</text:span><text:span text:style-name="T32"> </text:span><text:span text:style-name="T7">!=</text:span><text:span text:style-name="T32"> </text:span><text:span text:style-name="T30">T</text:span><text:span text:style-name="T7">())</text:span><text:span text:style-name="T32"> </text:span><text:span text:style-name="T7">{</text:span></text:p>
            <text:p text:style-name="P9">            <text:span text:style-name="T47">if</text:span><text:span text:style-name="T32"> </text:span><text:span text:style-name="T7">(!</text:span><text:span text:style-name="T46">firstTerm</text:span><text:span text:style-name="T7">)</text:span><text:span text:style-name="T32"> </text:span><text:span text:style-name="T7">{</text:span></text:p>
            <text:p text:style-name="P9">                <text:span text:style-name="T47">if</text:span><text:span text:style-name="T32"> </text:span><text:span text:style-name="T7">(</text:span><text:span text:style-name="T32">coefficients</text:span><text:span text:style-name="T7">[</text:span><text:span text:style-name="T46">i</text:span><text:span text:style-name="T7">]</text:span><text:span text:style-name="T32"> </text:span><text:span text:style-name="T7">&gt;</text:span><text:span text:style-name="T32"> </text:span><text:span text:style-name="T30">T</text:span><text:span text:style-name="T7">())</text:span><text:span text:style-name="T32"> </text:span><text:span text:style-name="T7">{</text:span></text:p>
            <text:p text:style-name="P9">                    <text:span text:style-name="T46">oss</text:span><text:span text:style-name="T32"> </text:span><text:span text:style-name="T7">&lt;&lt;</text:span><text:span text:style-name="T32"> </text:span><text:span text:style-name="T19">"</text:span><text:span text:style-name="T22"> + </text:span><text:span text:style-name="T19">"</text:span><text:span text:style-name="T7">;</text:span></text:p>
            <text:p text:style-name="P9">                <text:span text:style-name="T7">}</text:span><text:span text:style-name="T32"> </text:span><text:span text:style-name="T47">else</text:span><text:span text:style-name="T32"> </text:span><text:span text:style-name="T7">{</text:span></text:p>
            <text:p text:style-name="P9">                    <text:span text:style-name="T46">oss</text:span><text:span text:style-name="T32"> </text:span><text:span text:style-name="T7">&lt;&lt;</text:span><text:span text:style-name="T32"> </text:span><text:span text:style-name="T19">"</text:span><text:span text:style-name="T22"> - </text:span><text:span text:style-name="T19">"</text:span><text:span text:style-name="T7">;</text:span></text:p>
            <text:p text:style-name="P9">                <text:span text:style-name="T7">}</text:span></text:p>
            <text:p text:style-name="P9">            <text:span text:style-name="T7">}</text:span></text:p>
            <text:p text:style-name="P9">            </text:p>
            <text:p text:style-name="P9">            <text:span text:style-name="T30">T</text:span><text:span text:style-name="T32"> </text:span><text:span text:style-name="T46">absCoeff</text:span><text:span text:style-name="T32"> </text:span><text:span text:style-name="T7">=</text:span><text:span text:style-name="T32"> </text:span><text:span text:style-name="T7">(</text:span><text:span text:style-name="T32">coefficients</text:span><text:span text:style-name="T7">[</text:span><text:span text:style-name="T46">i</text:span><text:span text:style-name="T7">]</text:span><text:span text:style-name="T32"> </text:span><text:span text:style-name="T7">&lt;</text:span><text:span text:style-name="T32"> </text:span><text:span text:style-name="T30">T</text:span><text:span text:style-name="T7">())</text:span><text:span text:style-name="T32"> </text:span><text:span text:style-name="T7">?</text:span><text:span text:style-name="T32"> </text:span><text:span text:style-name="T7">-</text:span><text:span text:style-name="T32">coefficients</text:span><text:span text:style-name="T7">[</text:span><text:span text:style-name="T46">i</text:span><text:span text:style-name="T7">]</text:span><text:span text:style-name="T32"> </text:span><text:span text:style-name="T7">:</text:span><text:span text:style-name="T32"> coefficients</text:span><text:span text:style-name="T7">[</text:span><text:span text:style-name="T46">i</text:span><text:span text:style-name="T7">];</text:span></text:p>
            <text:p text:style-name="P9">            </text:p>
            <text:p text:style-name="P9"><text:soft-page-break/>            <text:span text:style-name="T47">if</text:span><text:span text:style-name="T32"> </text:span><text:span text:style-name="T7">(</text:span><text:span text:style-name="T46">i</text:span><text:span text:style-name="T32"> </text:span><text:span text:style-name="T7">==</text:span><text:span text:style-name="T32"> </text:span><text:span text:style-name="T45">0</text:span><text:span text:style-name="T7">)</text:span><text:span text:style-name="T32"> </text:span><text:span text:style-name="T7">{</text:span></text:p>
            <text:p text:style-name="P9">                <text:span text:style-name="T46">oss</text:span><text:span text:style-name="T32"> </text:span><text:span text:style-name="T7">&lt;&lt;</text:span><text:span text:style-name="T32"> </text:span><text:span text:style-name="T46">absCoeff</text:span><text:span text:style-name="T7">;</text:span></text:p>
            <text:p text:style-name="P9">            <text:span text:style-name="T7">}</text:span><text:span text:style-name="T32"> </text:span><text:span text:style-name="T47">else</text:span><text:span text:style-name="T32"> </text:span><text:span text:style-name="T47">if</text:span><text:span text:style-name="T32"> </text:span><text:span text:style-name="T7">(</text:span><text:span text:style-name="T46">i</text:span><text:span text:style-name="T32"> </text:span><text:span text:style-name="T7">==</text:span><text:span text:style-name="T32"> </text:span><text:span text:style-name="T45">1</text:span><text:span text:style-name="T7">)</text:span><text:span text:style-name="T32"> </text:span><text:span text:style-name="T7">{</text:span></text:p>
            <text:p text:style-name="P9">                <text:span text:style-name="T47">if</text:span><text:span text:style-name="T32"> </text:span><text:span text:style-name="T7">(</text:span><text:span text:style-name="T46">absCoeff</text:span><text:span text:style-name="T32"> </text:span><text:span text:style-name="T7">!=</text:span><text:span text:style-name="T32"> </text:span><text:span text:style-name="T30">T</text:span><text:span text:style-name="T7">(</text:span><text:span text:style-name="T45">1</text:span><text:span text:style-name="T7">))</text:span><text:span text:style-name="T32"> </text:span><text:span text:style-name="T7">{</text:span></text:p>
            <text:p text:style-name="P9">                    <text:span text:style-name="T46">oss</text:span><text:span text:style-name="T32"> </text:span><text:span text:style-name="T7">&lt;&lt;</text:span><text:span text:style-name="T32"> </text:span><text:span text:style-name="T46">absCoeff</text:span><text:span text:style-name="T32"> </text:span><text:span text:style-name="T7">&lt;&lt;</text:span><text:span text:style-name="T32"> </text:span><text:span text:style-name="T19">"</text:span><text:span text:style-name="T22">*x</text:span><text:span text:style-name="T19">"</text:span><text:span text:style-name="T7">;</text:span></text:p>
            <text:p text:style-name="P9">                <text:span text:style-name="T7">}</text:span><text:span text:style-name="T32"> </text:span><text:span text:style-name="T47">else</text:span><text:span text:style-name="T32"> </text:span><text:span text:style-name="T7">{</text:span></text:p>
            <text:p text:style-name="P9">                    <text:span text:style-name="T46">oss</text:span><text:span text:style-name="T32"> </text:span><text:span text:style-name="T7">&lt;&lt;</text:span><text:span text:style-name="T32"> </text:span><text:span text:style-name="T19">"</text:span><text:span text:style-name="T22">x</text:span><text:span text:style-name="T19">"</text:span><text:span text:style-name="T7">;</text:span></text:p>
            <text:p text:style-name="P9">                <text:span text:style-name="T7">}</text:span></text:p>
            <text:p text:style-name="P9">            <text:span text:style-name="T7">}</text:span><text:span text:style-name="T32"> </text:span><text:span text:style-name="T47">else</text:span><text:span text:style-name="T32"> </text:span><text:span text:style-name="T7">{</text:span></text:p>
            <text:p text:style-name="P9">                <text:span text:style-name="T47">if</text:span><text:span text:style-name="T32"> </text:span><text:span text:style-name="T7">(</text:span><text:span text:style-name="T46">absCoeff</text:span><text:span text:style-name="T32"> </text:span><text:span text:style-name="T7">!=</text:span><text:span text:style-name="T32"> </text:span><text:span text:style-name="T30">T</text:span><text:span text:style-name="T7">(</text:span><text:span text:style-name="T45">1</text:span><text:span text:style-name="T7">))</text:span><text:span text:style-name="T32"> </text:span><text:span text:style-name="T7">{</text:span></text:p>
            <text:p text:style-name="P9">                    <text:span text:style-name="T46">oss</text:span><text:span text:style-name="T32"> </text:span><text:span text:style-name="T7">&lt;&lt;</text:span><text:span text:style-name="T32"> </text:span><text:span text:style-name="T46">absCoeff</text:span><text:span text:style-name="T32"> </text:span><text:span text:style-name="T7">&lt;&lt;</text:span><text:span text:style-name="T32"> </text:span><text:span text:style-name="T19">"</text:span><text:span text:style-name="T22">*x^</text:span><text:span text:style-name="T19">"</text:span><text:span text:style-name="T32"> </text:span><text:span text:style-name="T7">&lt;&lt;</text:span><text:span text:style-name="T32"> </text:span><text:span text:style-name="T46">i</text:span><text:span text:style-name="T7">;</text:span></text:p>
            <text:p text:style-name="P9">                <text:span text:style-name="T7">}</text:span><text:span text:style-name="T32"> </text:span><text:span text:style-name="T47">else</text:span><text:span text:style-name="T32"> </text:span><text:span text:style-name="T7">{</text:span></text:p>
            <text:p text:style-name="P9">                    <text:span text:style-name="T46">oss</text:span><text:span text:style-name="T32"> </text:span><text:span text:style-name="T7">&lt;&lt;</text:span><text:span text:style-name="T32"> </text:span><text:span text:style-name="T19">"</text:span><text:span text:style-name="T22">x^</text:span><text:span text:style-name="T19">"</text:span><text:span text:style-name="T32"> </text:span><text:span text:style-name="T7">&lt;&lt;</text:span><text:span text:style-name="T32"> </text:span><text:span text:style-name="T46">i</text:span><text:span text:style-name="T7">;</text:span></text:p>
            <text:p text:style-name="P9">                <text:span text:style-name="T7">}</text:span></text:p>
            <text:p text:style-name="P9">            <text:span text:style-name="T7">}</text:span></text:p>
            <text:p text:style-name="P9">            </text:p>
            <text:p text:style-name="P9">            <text:span text:style-name="T46">firstTerm</text:span><text:span text:style-name="T32"> </text:span><text:span text:style-name="T7">=</text:span><text:span text:style-name="T32"> </text:span><text:span text:style-name="T26">false</text:span><text:span text:style-name="T7">;</text:span></text:p>
            <text:p text:style-name="P9">        <text:span text:style-name="T7">}</text:span></text:p>
            <text:p text:style-name="P9">    <text:span text:style-name="T7">}</text:span></text:p>
            <text:p text:style-name="P9">    </text:p>
            <text:p text:style-name="P9">    <text:span text:style-name="T47">if</text:span><text:span text:style-name="T32"> </text:span><text:span text:style-name="T7">(</text:span><text:span text:style-name="T46">firstTerm</text:span><text:span text:style-name="T7">)</text:span><text:span text:style-name="T32"> </text:span><text:span text:style-name="T7">{</text:span></text:p>
            <text:p text:style-name="P9">        <text:span text:style-name="T46">oss</text:span><text:span text:style-name="T32"> </text:span><text:span text:style-name="T7">&lt;&lt;</text:span><text:span text:style-name="T32"> </text:span><text:span text:style-name="T19">"</text:span><text:span text:style-name="T22">0</text:span><text:span text:style-name="T19">"</text:span><text:span text:style-name="T7">;</text:span></text:p>
            <text:p text:style-name="P9">    <text:span text:style-name="T7">}</text:span></text:p>
            <text:p text:style-name="P9">    </text:p>
            <text:p text:style-name="P9">    <text:span text:style-name="T47">return</text:span><text:span text:style-name="T32"> </text:span><text:span text:style-name="T46">oss</text:span><text:span text:style-name="T7">.</text:span><text:span text:style-name="T35">str</text:span><text:span text:style-name="T7">();</text:span></text:p>
            <text:p text:style-name="P11">}</text:p>
            <text:p text:style-name="P10"/>
            <text:p text:style-name="P27">// Геттеры</text:p>
            <text:p text:style-name="P8"><text:span text:style-name="T24">template</text:span><text:span text:style-name="T5">&lt;</text:span><text:span text:style-name="T24">typename</text:span> <text:span text:style-name="T28">T</text:span><text:span text:style-name="T5">&gt;</text:span></text:p>
            <text:p text:style-name="P8"><text:span text:style-name="T24">int</text:span> <text:span text:style-name="T28">PolynomialTemplate</text:span><text:span text:style-name="T5">&lt;</text:span><text:span text:style-name="T28">T</text:span><text:span text:style-name="T5">&gt;::</text:span><text:span text:style-name="T33">getOrder</text:span><text:span text:style-name="T5">()</text:span> <text:span text:style-name="T24">const</text:span> <text:span text:style-name="T5">{</text:span> </text:p>
            <text:p text:style-name="P9">    <text:span text:style-name="T47">return</text:span><text:span text:style-name="T32"> order</text:span><text:span text:style-name="T7">;</text:span><text:span text:style-name="T32"> </text:span></text:p>
            <text:p text:style-name="P11">}</text:p>
            <text:p text:style-name="P10"/>
            <text:p text:style-name="P8"><text:span text:style-name="T24">template</text:span><text:span text:style-name="T5">&lt;</text:span><text:span text:style-name="T24">typename</text:span> <text:span text:style-name="T28">T</text:span><text:span text:style-name="T5">&gt;</text:span></text:p>
            <text:p text:style-name="P8"><text:span text:style-name="T14">std</text:span><text:span text:style-name="T5">::</text:span><text:span text:style-name="T28">vector</text:span><text:span text:style-name="T5">&lt;</text:span><text:span text:style-name="T28">T</text:span><text:span text:style-name="T5">&gt;</text:span> <text:span text:style-name="T28">PolynomialTemplate</text:span><text:span text:style-name="T5">&lt;</text:span><text:span text:style-name="T28">T</text:span><text:span text:style-name="T5">&gt;::</text:span><text:span text:style-name="T33">getCoefficients</text:span><text:span text:style-name="T5">()</text:span> <text:span text:style-name="T24">const</text:span> <text:span text:style-name="T5">{</text:span> </text:p>
            <text:p text:style-name="P9">    <text:span text:style-name="T47">return</text:span><text:span text:style-name="T32"> coefficients</text:span><text:span text:style-name="T7">;</text:span><text:span text:style-name="T32"> </text:span></text:p>
            <text:p text:style-name="P11">}</text:p>
            <text:p text:style-name="P10"/>
            <text:p text:style-name="P27">// Сеттер</text:p>
            <text:p text:style-name="P8"><text:span text:style-name="T24">template</text:span><text:span text:style-name="T5">&lt;</text:span><text:span text:style-name="T24">typename</text:span> <text:span text:style-name="T28">T</text:span><text:span text:style-name="T5">&gt;</text:span></text:p>
            <text:p text:style-name="P8"><text:span text:style-name="T24">void</text:span> <text:span text:style-name="T28">PolynomialTemplate</text:span><text:span text:style-name="T5">&lt;</text:span><text:span text:style-name="T28">T</text:span><text:span text:style-name="T5">&gt;::</text:span><text:span text:style-name="T33">setCoefficients</text:span><text:span text:style-name="T5">(</text:span><text:span text:style-name="T24">const</text:span> <text:span text:style-name="T14">std</text:span><text:span text:style-name="T5">::</text:span><text:span text:style-name="T28">vector</text:span><text:span text:style-name="T5">&lt;</text:span><text:span text:style-name="T28">T</text:span><text:span text:style-name="T5">&gt;&amp;</text:span> <text:span text:style-name="T9">coeffs</text:span><text:span text:style-name="T5">)</text:span> <text:span text:style-name="T5">{</text:span></text:p>
            <text:p text:style-name="P9">    <text:span text:style-name="T32">coefficients </text:span><text:span text:style-name="T7">=</text:span><text:span text:style-name="T32"> </text:span><text:span text:style-name="T11">coeffs</text:span><text:span text:style-name="T7">;</text:span></text:p>
            <text:p text:style-name="P9">    <text:span text:style-name="T32">order </text:span><text:span text:style-name="T7">=</text:span><text:span text:style-name="T32"> </text:span><text:span text:style-name="T11">coeffs</text:span><text:span text:style-name="T7">.</text:span><text:span text:style-name="T35">size</text:span><text:span text:style-name="T7">()</text:span><text:span text:style-name="T32"> </text:span><text:span text:style-name="T7">-</text:span><text:span text:style-name="T32"> </text:span><text:span text:style-name="T45">1</text:span><text:span text:style-name="T7">;</text:span></text:p>
            <text:p text:style-name="P11">}</text:p>
            <text:p text:style-name="P10"/>
            <text:p text:style-name="P27">// Оператор сложения</text:p>
            <text:p text:style-name="P8"><text:span text:style-name="T24">template</text:span><text:span text:style-name="T5">&lt;</text:span><text:span text:style-name="T24">typename</text:span> <text:span text:style-name="T28">T</text:span><text:span text:style-name="T5">&gt;</text:span></text:p>
            <text:p text:style-name="P8"><text:span text:style-name="T28">PolynomialTemplate</text:span><text:span text:style-name="T5">&lt;</text:span><text:span text:style-name="T28">T</text:span><text:span text:style-name="T5">&gt;</text:span> <text:span text:style-name="T28">PolynomialTemplate</text:span><text:span text:style-name="T5">&lt;</text:span><text:span text:style-name="T28">T</text:span><text:span text:style-name="T5">&gt;::operator+(</text:span><text:span text:style-name="T24">const</text:span> <text:span text:style-name="T28">PolynomialTemplate</text:span><text:span text:style-name="T5">&lt;</text:span><text:span text:style-name="T28">T</text:span><text:span text:style-name="T5">&gt;&amp;</text:span> <text:span text:style-name="T9">other</text:span><text:span text:style-name="T5">)</text:span> <text:span text:style-name="T24">const</text:span> <text:span text:style-name="T5">{</text:span></text:p>
            <text:p text:style-name="P9">    <text:span text:style-name="T26">int</text:span><text:span text:style-name="T32"> </text:span><text:span text:style-name="T46">maxOrder</text:span><text:span text:style-name="T32"> </text:span><text:span text:style-name="T7">=</text:span><text:span text:style-name="T32"> </text:span><text:span text:style-name="T16">std</text:span><text:span text:style-name="T7">::</text:span><text:span text:style-name="T35">max</text:span><text:span text:style-name="T7">(</text:span><text:span text:style-name="T32">order</text:span><text:span text:style-name="T7">,</text:span><text:span text:style-name="T32"> </text:span><text:span text:style-name="T11">other</text:span><text:span text:style-name="T7">.</text:span><text:span text:style-name="T32">order</text:span><text:span text:style-name="T7">);</text:span></text:p>
            <text:p text:style-name="P9">    <text:span text:style-name="T16">std</text:span><text:span text:style-name="T7">::</text:span><text:span text:style-name="T30">vector</text:span><text:span text:style-name="T7">&lt;</text:span><text:span text:style-name="T30">T</text:span><text:span text:style-name="T7">&gt;</text:span><text:span text:style-name="T32"> </text:span><text:span text:style-name="T46">resultCoeffs</text:span><text:span text:style-name="T7">(</text:span><text:span text:style-name="T46">maxOrder</text:span><text:span text:style-name="T32"> </text:span><text:span text:style-name="T7">+</text:span><text:span text:style-name="T32"> </text:span><text:span text:style-name="T45">1</text:span><text:span text:style-name="T7">,</text:span><text:span text:style-name="T32"> </text:span><text:span text:style-name="T30">T</text:span><text:span text:style-name="T7">());</text:span></text:p>
            <text:p text:style-name="P9"><text:soft-page-break/>    </text:p>
            <text:p text:style-name="P9">    <text:span text:style-name="T47">for</text:span><text:span text:style-name="T32"> </text:span><text:span text:style-name="T7">(</text:span><text:span text:style-name="T26">int</text:span><text:span text:style-name="T32"> </text:span><text:span text:style-name="T46">i</text:span><text:span text:style-name="T32"> </text:span><text:span text:style-name="T7">=</text:span><text:span text:style-name="T32"> </text:span><text:span text:style-name="T45">0</text:span><text:span text:style-name="T7">;</text:span><text:span text:style-name="T32"> </text:span><text:span text:style-name="T46">i</text:span><text:span text:style-name="T32"> </text:span><text:span text:style-name="T7">&lt;=</text:span><text:span text:style-name="T32"> </text:span><text:span text:style-name="T46">maxOrder</text:span><text:span text:style-name="T7">;</text:span><text:span text:style-name="T32"> </text:span><text:span text:style-name="T46">i</text:span><text:span text:style-name="T7">++)</text:span><text:span text:style-name="T32"> </text:span><text:span text:style-name="T7">{</text:span></text:p>
            <text:p text:style-name="P9">        <text:span text:style-name="T30">T</text:span><text:span text:style-name="T32"> </text:span><text:span text:style-name="T46">coeff1</text:span><text:span text:style-name="T32"> </text:span><text:span text:style-name="T7">=</text:span><text:span text:style-name="T32"> </text:span><text:span text:style-name="T7">(</text:span><text:span text:style-name="T46">i</text:span><text:span text:style-name="T32"> </text:span><text:span text:style-name="T7">&lt;=</text:span><text:span text:style-name="T32"> order</text:span><text:span text:style-name="T7">)</text:span><text:span text:style-name="T32"> </text:span><text:span text:style-name="T7">?</text:span><text:span text:style-name="T32"> coefficients</text:span><text:span text:style-name="T7">[</text:span><text:span text:style-name="T46">i</text:span><text:span text:style-name="T7">]</text:span><text:span text:style-name="T32"> </text:span><text:span text:style-name="T7">:</text:span><text:span text:style-name="T32"> </text:span><text:span text:style-name="T30">T</text:span><text:span text:style-name="T7">();</text:span></text:p>
            <text:p text:style-name="P9">        <text:span text:style-name="T30">T</text:span><text:span text:style-name="T32"> </text:span><text:span text:style-name="T46">coeff2</text:span><text:span text:style-name="T32"> </text:span><text:span text:style-name="T7">=</text:span><text:span text:style-name="T32"> </text:span><text:span text:style-name="T7">(</text:span><text:span text:style-name="T46">i</text:span><text:span text:style-name="T32"> </text:span><text:span text:style-name="T7">&lt;=</text:span><text:span text:style-name="T32"> </text:span><text:span text:style-name="T11">other</text:span><text:span text:style-name="T7">.</text:span><text:span text:style-name="T32">order</text:span><text:span text:style-name="T7">)</text:span><text:span text:style-name="T32"> </text:span><text:span text:style-name="T7">?</text:span><text:span text:style-name="T32"> </text:span><text:span text:style-name="T11">other</text:span><text:span text:style-name="T7">.</text:span><text:span text:style-name="T32">coefficients</text:span><text:span text:style-name="T7">[</text:span><text:span text:style-name="T46">i</text:span><text:span text:style-name="T7">]</text:span><text:span text:style-name="T32"> </text:span><text:span text:style-name="T7">:</text:span><text:span text:style-name="T32"> </text:span><text:span text:style-name="T30">T</text:span><text:span text:style-name="T7">();</text:span></text:p>
            <text:p text:style-name="P9">        <text:span text:style-name="T46">resultCoeffs</text:span><text:span text:style-name="T7">[</text:span><text:span text:style-name="T46">i</text:span><text:span text:style-name="T7">]</text:span><text:span text:style-name="T32"> </text:span><text:span text:style-name="T7">=</text:span><text:span text:style-name="T32"> </text:span><text:span text:style-name="T46">coeff1</text:span><text:span text:style-name="T32"> </text:span><text:span text:style-name="T7">+</text:span><text:span text:style-name="T32"> </text:span><text:span text:style-name="T46">coeff2</text:span><text:span text:style-name="T7">;</text:span></text:p>
            <text:p text:style-name="P9">    <text:span text:style-name="T7">}</text:span></text:p>
            <text:p text:style-name="P9">    </text:p>
            <text:p text:style-name="P9">    <text:span text:style-name="T47">return</text:span><text:span text:style-name="T32"> </text:span><text:span text:style-name="T30">PolynomialTemplate</text:span><text:span text:style-name="T7">&lt;</text:span><text:span text:style-name="T30">T</text:span><text:span text:style-name="T7">&gt;(</text:span><text:span text:style-name="T46">maxOrder</text:span><text:span text:style-name="T7">,</text:span><text:span text:style-name="T32"> </text:span><text:span text:style-name="T46">resultCoeffs</text:span><text:span text:style-name="T7">);</text:span></text:p>
            <text:p text:style-name="P11">}</text:p>
            <text:p text:style-name="P10"/>
            <text:p text:style-name="P27">// Оператор вычитания</text:p>
            <text:p text:style-name="P8"><text:span text:style-name="T24">template</text:span><text:span text:style-name="T5">&lt;</text:span><text:span text:style-name="T24">typename</text:span> <text:span text:style-name="T28">T</text:span><text:span text:style-name="T5">&gt;</text:span></text:p>
            <text:p text:style-name="P8"><text:span text:style-name="T28">PolynomialTemplate</text:span><text:span text:style-name="T5">&lt;</text:span><text:span text:style-name="T28">T</text:span><text:span text:style-name="T5">&gt;</text:span> <text:span text:style-name="T28">PolynomialTemplate</text:span><text:span text:style-name="T5">&lt;</text:span><text:span text:style-name="T28">T</text:span><text:span text:style-name="T5">&gt;::operator-(</text:span><text:span text:style-name="T24">const</text:span> <text:span text:style-name="T28">PolynomialTemplate</text:span><text:span text:style-name="T5">&lt;</text:span><text:span text:style-name="T28">T</text:span><text:span text:style-name="T5">&gt;&amp;</text:span> <text:span text:style-name="T9">other</text:span><text:span text:style-name="T5">)</text:span> <text:span text:style-name="T24">const</text:span> <text:span text:style-name="T5">{</text:span></text:p>
            <text:p text:style-name="P9">    <text:span text:style-name="T26">int</text:span><text:span text:style-name="T32"> </text:span><text:span text:style-name="T46">maxOrder</text:span><text:span text:style-name="T32"> </text:span><text:span text:style-name="T7">=</text:span><text:span text:style-name="T32"> </text:span><text:span text:style-name="T16">std</text:span><text:span text:style-name="T7">::</text:span><text:span text:style-name="T35">max</text:span><text:span text:style-name="T7">(</text:span><text:span text:style-name="T32">order</text:span><text:span text:style-name="T7">,</text:span><text:span text:style-name="T32"> </text:span><text:span text:style-name="T11">other</text:span><text:span text:style-name="T7">.</text:span><text:span text:style-name="T32">order</text:span><text:span text:style-name="T7">);</text:span></text:p>
            <text:p text:style-name="P9">    <text:span text:style-name="T16">std</text:span><text:span text:style-name="T7">::</text:span><text:span text:style-name="T30">vector</text:span><text:span text:style-name="T7">&lt;</text:span><text:span text:style-name="T30">T</text:span><text:span text:style-name="T7">&gt;</text:span><text:span text:style-name="T32"> </text:span><text:span text:style-name="T46">resultCoeffs</text:span><text:span text:style-name="T7">(</text:span><text:span text:style-name="T46">maxOrder</text:span><text:span text:style-name="T32"> </text:span><text:span text:style-name="T7">+</text:span><text:span text:style-name="T32"> </text:span><text:span text:style-name="T45">1</text:span><text:span text:style-name="T7">,</text:span><text:span text:style-name="T32"> </text:span><text:span text:style-name="T30">T</text:span><text:span text:style-name="T7">());</text:span></text:p>
            <text:p text:style-name="P9">    </text:p>
            <text:p text:style-name="P9">    <text:span text:style-name="T47">for</text:span><text:span text:style-name="T32"> </text:span><text:span text:style-name="T7">(</text:span><text:span text:style-name="T26">int</text:span><text:span text:style-name="T32"> </text:span><text:span text:style-name="T46">i</text:span><text:span text:style-name="T32"> </text:span><text:span text:style-name="T7">=</text:span><text:span text:style-name="T32"> </text:span><text:span text:style-name="T45">0</text:span><text:span text:style-name="T7">;</text:span><text:span text:style-name="T32"> </text:span><text:span text:style-name="T46">i</text:span><text:span text:style-name="T32"> </text:span><text:span text:style-name="T7">&lt;=</text:span><text:span text:style-name="T32"> </text:span><text:span text:style-name="T46">maxOrder</text:span><text:span text:style-name="T7">;</text:span><text:span text:style-name="T32"> </text:span><text:span text:style-name="T46">i</text:span><text:span text:style-name="T7">++)</text:span><text:span text:style-name="T32"> </text:span><text:span text:style-name="T7">{</text:span></text:p>
            <text:p text:style-name="P9">        <text:span text:style-name="T30">T</text:span><text:span text:style-name="T32"> </text:span><text:span text:style-name="T46">coeff1</text:span><text:span text:style-name="T32"> </text:span><text:span text:style-name="T7">=</text:span><text:span text:style-name="T32"> </text:span><text:span text:style-name="T7">(</text:span><text:span text:style-name="T46">i</text:span><text:span text:style-name="T32"> </text:span><text:span text:style-name="T7">&lt;=</text:span><text:span text:style-name="T32"> order</text:span><text:span text:style-name="T7">)</text:span><text:span text:style-name="T32"> </text:span><text:span text:style-name="T7">?</text:span><text:span text:style-name="T32"> coefficients</text:span><text:span text:style-name="T7">[</text:span><text:span text:style-name="T46">i</text:span><text:span text:style-name="T7">]</text:span><text:span text:style-name="T32"> </text:span><text:span text:style-name="T7">:</text:span><text:span text:style-name="T32"> </text:span><text:span text:style-name="T30">T</text:span><text:span text:style-name="T7">();</text:span></text:p>
            <text:p text:style-name="P9">        <text:span text:style-name="T30">T</text:span><text:span text:style-name="T32"> </text:span><text:span text:style-name="T46">coeff2</text:span><text:span text:style-name="T32"> </text:span><text:span text:style-name="T7">=</text:span><text:span text:style-name="T32"> </text:span><text:span text:style-name="T7">(</text:span><text:span text:style-name="T46">i</text:span><text:span text:style-name="T32"> </text:span><text:span text:style-name="T7">&lt;=</text:span><text:span text:style-name="T32"> </text:span><text:span text:style-name="T11">other</text:span><text:span text:style-name="T7">.</text:span><text:span text:style-name="T32">order</text:span><text:span text:style-name="T7">)</text:span><text:span text:style-name="T32"> </text:span><text:span text:style-name="T7">?</text:span><text:span text:style-name="T32"> </text:span><text:span text:style-name="T11">other</text:span><text:span text:style-name="T7">.</text:span><text:span text:style-name="T32">coefficients</text:span><text:span text:style-name="T7">[</text:span><text:span text:style-name="T46">i</text:span><text:span text:style-name="T7">]</text:span><text:span text:style-name="T32"> </text:span><text:span text:style-name="T7">:</text:span><text:span text:style-name="T32"> </text:span><text:span text:style-name="T30">T</text:span><text:span text:style-name="T7">();</text:span></text:p>
            <text:p text:style-name="P9">        <text:span text:style-name="T46">resultCoeffs</text:span><text:span text:style-name="T7">[</text:span><text:span text:style-name="T46">i</text:span><text:span text:style-name="T7">]</text:span><text:span text:style-name="T32"> </text:span><text:span text:style-name="T7">=</text:span><text:span text:style-name="T32"> </text:span><text:span text:style-name="T46">coeff1</text:span><text:span text:style-name="T32"> </text:span><text:span text:style-name="T7">-</text:span><text:span text:style-name="T32"> </text:span><text:span text:style-name="T46">coeff2</text:span><text:span text:style-name="T7">;</text:span></text:p>
            <text:p text:style-name="P9">    <text:span text:style-name="T7">}</text:span></text:p>
            <text:p text:style-name="P9">    </text:p>
            <text:p text:style-name="P9">    <text:span text:style-name="T47">return</text:span><text:span text:style-name="T32"> </text:span><text:span text:style-name="T30">PolynomialTemplate</text:span><text:span text:style-name="T7">&lt;</text:span><text:span text:style-name="T30">T</text:span><text:span text:style-name="T7">&gt;(</text:span><text:span text:style-name="T46">maxOrder</text:span><text:span text:style-name="T7">,</text:span><text:span text:style-name="T32"> </text:span><text:span text:style-name="T46">resultCoeffs</text:span><text:span text:style-name="T7">);</text:span></text:p>
            <text:p text:style-name="P11">}</text:p>
            <text:p text:style-name="P10"/>
            <text:p text:style-name="P27">// Оператор вызова функции</text:p>
            <text:p text:style-name="P8"><text:span text:style-name="T24">template</text:span><text:span text:style-name="T5">&lt;</text:span><text:span text:style-name="T24">typename</text:span> <text:span text:style-name="T28">T</text:span><text:span text:style-name="T5">&gt;</text:span></text:p>
            <text:p text:style-name="P8"><text:span text:style-name="T28">T</text:span> <text:span text:style-name="T28">PolynomialTemplate</text:span><text:span text:style-name="T5">&lt;</text:span><text:span text:style-name="T28">T</text:span><text:span text:style-name="T5">&gt;::operator()(</text:span><text:span text:style-name="T28">T</text:span> <text:span text:style-name="T9">x</text:span><text:span text:style-name="T5">)</text:span> <text:span text:style-name="T24">const</text:span> <text:span text:style-name="T5">{</text:span></text:p>
            <text:p text:style-name="P9">    <text:span text:style-name="T47">return</text:span><text:span text:style-name="T32"> </text:span><text:span text:style-name="T35">evaluate</text:span><text:span text:style-name="T7">(</text:span><text:span text:style-name="T11">x</text:span><text:span text:style-name="T7">);</text:span></text:p>
            <text:p text:style-name="P11">}</text:p>
            <text:p text:style-name="P10"/>
            <text:p text:style-name="P27">// Явная инстанциация для часто используемых типов</text:p>
            <text:p text:style-name="P8"><text:span text:style-name="T24">template</text:span> <text:span text:style-name="T24">class</text:span> <text:span text:style-name="T28">PolynomialTemplate</text:span><text:span text:style-name="T5">&lt;</text:span><text:span text:style-name="T24">int</text:span><text:span text:style-name="T5">&gt;;</text:span></text:p>
            <text:p text:style-name="P8"><text:span text:style-name="T24">template</text:span> <text:span text:style-name="T24">class</text:span> <text:span text:style-name="T28">PolynomialTemplate</text:span><text:span text:style-name="T5">&lt;</text:span><text:span text:style-name="T24">double</text:span><text:span text:style-name="T5">&gt;;</text:span></text:p>
            <text:p text:style-name="P8"><text:span text:style-name="T24">template</text:span> <text:span text:style-name="T24">class</text:span> <text:span text:style-name="T28">PolynomialTemplate</text:span><text:span text:style-name="T5">&lt;</text:span><text:span text:style-name="T24">float</text:span><text:span text:style-name="T5">&gt;;</text:span></text:p>
            <text:p text:style-name="P12"><text:span text:style-name="Source_20_Text"><text:span text:style-name="T13"/></text:span></text:p>
          </table:table-cell>
        </table:table-row>
      </table:table>
      <text:p text:style-name="P14"/>
      <table:table table:name="Table3" table:style-name="Table3">
        <table:table-column table:style-name="Table3.A"/>
        <table:table-row>
          <table:table-cell table:style-name="Table3.A1" office:value-type="string">
            <text:p text:style-name="P7"><text:span text:style-name="Source_20_Text"><text:span text:style-name="T36">//</text:span></text:span></text:p>
            <text:p text:style-name="P7"><text:span text:style-name="Source_20_Text"><text:span text:style-name="T36">// </text:span></text:span><text:span text:style-name="Source_20_Text"><text:span text:style-name="T38">дополнение к </text:span></text:span><text:span text:style-name="Source_20_Text"><text:span text:style-name="T41">main.cpp</text:span></text:span></text:p>
            <text:p text:style-name="P7"><text:span text:style-name="Source_20_Text"><text:span text:style-name="T36">//</text:span></text:span></text:p>
            <text:p text:style-name="P29"><text:span text:style-name="Source_20_Text"><text:span text:style-name="T6"/></text:span></text:p>
            <text:p text:style-name="P7"><text:span text:style-name="T24">void</text:span> <text:span text:style-name="T33">lab7_demo</text:span><text:span text:style-name="T5">()</text:span> <text:span text:style-name="T5">{</text:span></text:p>
            <text:p text:style-name="P9">    <text:span text:style-name="T32">cout </text:span><text:span text:style-name="T7">&lt;&lt;</text:span><text:span text:style-name="T32"> </text:span><text:span text:style-name="T19">"</text:span><text:span text:style-name="T48">\n</text:span><text:span text:style-name="T22">=== Lab 7: Templates ===</text:span><text:span text:style-name="T19">"</text:span><text:span text:style-name="T32"> </text:span><text:span text:style-name="T7">&lt;&lt;</text:span><text:span text:style-name="T32"> endl</text:span><text:span text:style-name="T7">;</text:span></text:p>
            <text:p text:style-name="P9">    </text:p>
            <text:p text:style-name="P9">    <text:span text:style-name="T32">cout </text:span><text:span text:style-name="T7">&lt;&lt;</text:span><text:span text:style-name="T32"> </text:span><text:span text:style-name="T19">"</text:span><text:span text:style-name="T22">--- Integer Polynomial ---</text:span><text:span text:style-name="T19">"</text:span><text:span text:style-name="T32"> </text:span><text:span text:style-name="T7">&lt;&lt;</text:span><text:span text:style-name="T32"> endl</text:span><text:span text:style-name="T7">;</text:span></text:p>
            <text:p text:style-name="P9">    <text:span text:style-name="T32">cout </text:span><text:span text:style-name="T7">&lt;&lt;</text:span><text:span text:style-name="T32"> </text:span><text:span text:style-name="T19">"</text:span><text:span text:style-name="T22">Enter order for integer polynomial: </text:span><text:span text:style-name="T19">"</text:span><text:span text:style-name="T7">;</text:span></text:p>
            <text:p text:style-name="P9">    <text:span text:style-name="T26">int</text:span><text:span text:style-name="T32"> </text:span><text:span text:style-name="T46">order</text:span><text:span text:style-name="T7">;</text:span></text:p>
            <text:p text:style-name="P9">    <text:span text:style-name="T32">cin </text:span><text:span text:style-name="T7">&gt;&gt;</text:span><text:span text:style-name="T32"> </text:span><text:span text:style-name="T46">order</text:span><text:span text:style-name="T7">;</text:span></text:p>
            <text:p text:style-name="P9">    </text:p>
            <text:p text:style-name="P9">    <text:span text:style-name="T32">vector</text:span><text:span text:style-name="T7">&lt;</text:span><text:span text:style-name="T26">int</text:span><text:span text:style-name="T7">&gt;</text:span><text:span text:style-name="T32"> intCoeffs</text:span><text:span text:style-name="T7">;</text:span></text:p>
            <text:p text:style-name="P9">    <text:span text:style-name="T32">cout </text:span><text:span text:style-name="T7">&lt;&lt;</text:span><text:span text:style-name="T32"> </text:span><text:span text:style-name="T19">"</text:span><text:span text:style-name="T22">Enter </text:span><text:span text:style-name="T19">"</text:span><text:span text:style-name="T32"> </text:span><text:span text:style-name="T7">&lt;&lt;</text:span><text:span text:style-name="T32"> </text:span><text:span text:style-name="T7">(</text:span><text:span text:style-name="T46">order</text:span><text:span text:style-name="T32"> </text:span><text:span text:style-name="T7">+</text:span><text:span text:style-name="T32"> </text:span><text:span text:style-name="T45">1</text:span><text:span text:style-name="T7">)</text:span><text:span text:style-name="T32"> </text:span><text:span text:style-name="T7">&lt;&lt;</text:span><text:span text:style-name="T32"> </text:span><text:span text:style-name="T19">"</text:span><text:span text:style-name="T22"> integer coefficients:</text:span><text:span text:style-name="T19">"</text:span><text:span text:style-name="T32"> </text:span><text:span text:style-name="T7">&lt;&lt;</text:span><text:span text:style-name="T32"> endl</text:span><text:span text:style-name="T7">;</text:span></text:p>
            <text:p text:style-name="P9">    <text:span text:style-name="T47">for</text:span><text:span text:style-name="T32"> </text:span><text:span text:style-name="T7">(</text:span><text:span text:style-name="T26">int</text:span><text:span text:style-name="T32"> </text:span><text:span text:style-name="T46">i</text:span><text:span text:style-name="T32"> </text:span><text:span text:style-name="T7">=</text:span><text:span text:style-name="T32"> </text:span><text:span text:style-name="T45">0</text:span><text:span text:style-name="T7">;</text:span><text:span text:style-name="T32"> </text:span><text:span text:style-name="T46">i</text:span><text:span text:style-name="T32"> </text:span><text:span text:style-name="T7">&lt;=</text:span><text:span text:style-name="T32"> </text:span><text:span text:style-name="T46">order</text:span><text:span text:style-name="T7">;</text:span><text:span text:style-name="T32"> </text:span><text:span text:style-name="T46">i</text:span><text:span text:style-name="T7">++)</text:span><text:span text:style-name="T32"> </text:span><text:span text:style-name="T7">{</text:span></text:p>
            <text:p text:style-name="P9">        <text:span text:style-name="T26">int</text:span><text:span text:style-name="T32"> </text:span><text:span text:style-name="T46">coeff</text:span><text:span text:style-name="T7">;</text:span></text:p>
            <text:p text:style-name="P9">        <text:span text:style-name="T32">cout </text:span><text:span text:style-name="T7">&lt;&lt;</text:span><text:span text:style-name="T32"> </text:span><text:span text:style-name="T19">"</text:span><text:span text:style-name="T22">Coefficient for x^</text:span><text:span text:style-name="T19">"</text:span><text:span text:style-name="T32"> </text:span><text:span text:style-name="T7">&lt;&lt;</text:span><text:span text:style-name="T32"> </text:span><text:span text:style-name="T46">i</text:span><text:span text:style-name="T32"> </text:span><text:span text:style-name="T7">&lt;&lt;</text:span><text:span text:style-name="T32"> </text:span><text:span text:style-name="T19">"</text:span><text:span text:style-name="T22">: </text:span><text:span text:style-name="T19">"</text:span><text:span text:style-name="T7">;</text:span></text:p>
            <text:p text:style-name="P9">        <text:span text:style-name="T32">cin </text:span><text:span text:style-name="T7">&gt;&gt;</text:span><text:span text:style-name="T32"> </text:span><text:span text:style-name="T46">coeff</text:span><text:span text:style-name="T7">;</text:span></text:p>
            <text:p text:style-name="P9">        <text:span text:style-name="T46">intCoeffs</text:span><text:span text:style-name="T7">.</text:span><text:span text:style-name="T35">push_back</text:span><text:span text:style-name="T7">(</text:span><text:span text:style-name="T46">coeff</text:span><text:span text:style-name="T7">);</text:span></text:p>
            <text:p text:style-name="P9">    <text:span text:style-name="T7">}</text:span></text:p>
            <text:p text:style-name="P9">    </text:p>
            <text:p text:style-name="P9">    <text:span text:style-name="T32">PolynomialTemplate</text:span><text:span text:style-name="T7">&lt;</text:span><text:span text:style-name="T26">int</text:span><text:span text:style-name="T7">&gt;</text:span><text:span text:style-name="T32"> </text:span><text:span text:style-name="T35">intPoly</text:span><text:span text:style-name="T7">(</text:span><text:span text:style-name="T46">order</text:span><text:span text:style-name="T7">,</text:span><text:span text:style-name="T32"> intCoeffs</text:span><text:span text:style-name="T7">);</text:span></text:p>
            <text:p text:style-name="P9">    <text:span text:style-name="T32">cout </text:span><text:span text:style-name="T7">&lt;&lt;</text:span><text:span text:style-name="T32"> </text:span><text:span text:style-name="T19">"</text:span><text:span text:style-name="T22">Integer polynomial: </text:span><text:span text:style-name="T19">"</text:span><text:span text:style-name="T32"> </text:span><text:span text:style-name="T7">&lt;&lt;</text:span><text:span text:style-name="T32"> </text:span><text:span text:style-name="T46">intPoly</text:span><text:span text:style-name="T7">.</text:span><text:span text:style-name="T35">toString</text:span><text:span text:style-name="T7">()</text:span><text:span text:style-name="T32"> </text:span><text:span text:style-name="T7">&lt;&lt;</text:span><text:span text:style-name="T32"> endl</text:span><text:span text:style-name="T7">;</text:span></text:p>
            <text:p text:style-name="P9">    </text:p>
            <text:p text:style-name="P9">    <text:span text:style-name="T26">int</text:span><text:span text:style-name="T32"> </text:span><text:span text:style-name="T46">xInt</text:span><text:span text:style-name="T7">;</text:span></text:p>
            <text:p text:style-name="P9">    <text:span text:style-name="T32">cout </text:span><text:span text:style-name="T7">&lt;&lt;</text:span><text:span text:style-name="T32"> </text:span><text:span text:style-name="T19">"</text:span><text:span text:style-name="T22">Enter integer x value: </text:span><text:span text:style-name="T19">"</text:span><text:span text:style-name="T7">;</text:span></text:p>
            <text:p text:style-name="P9">    <text:span text:style-name="T32">cin </text:span><text:span text:style-name="T7">&gt;&gt;</text:span><text:span text:style-name="T32"> </text:span><text:span text:style-name="T46">xInt</text:span><text:span text:style-name="T7">;</text:span></text:p>
            <text:p text:style-name="P9">    <text:span text:style-name="T32">cout </text:span><text:span text:style-name="T7">&lt;&lt;</text:span><text:span text:style-name="T32"> </text:span><text:span text:style-name="T19">"</text:span><text:span text:style-name="T22">Value at x=</text:span><text:span text:style-name="T19">"</text:span><text:span text:style-name="T32"> </text:span><text:span text:style-name="T7">&lt;&lt;</text:span><text:span text:style-name="T32"> </text:span><text:span text:style-name="T46">xInt</text:span><text:span text:style-name="T32"> </text:span><text:span text:style-name="T7">&lt;&lt;</text:span><text:span text:style-name="T32"> </text:span><text:span text:style-name="T19">"</text:span><text:span text:style-name="T22">: </text:span><text:span text:style-name="T19">"</text:span><text:span text:style-name="T32"> </text:span><text:span text:style-name="T7">&lt;&lt;</text:span><text:span text:style-name="T32"> </text:span><text:span text:style-name="T46">intPoly</text:span><text:span text:style-name="T7">.</text:span><text:span text:style-name="T35">evaluate</text:span><text:span text:style-name="T7">(</text:span><text:span text:style-name="T46">xInt</text:span><text:span text:style-name="T7">)</text:span><text:span text:style-name="T32"> </text:span><text:span text:style-name="T7">&lt;&lt;</text:span><text:span text:style-name="T32"> endl</text:span><text:span text:style-name="T7">;</text:span></text:p>
            <text:p text:style-name="P9">    <text:span text:style-name="T32">cout </text:span><text:span text:style-name="T7">&lt;&lt;</text:span><text:span text:style-name="T32"> </text:span><text:span text:style-name="T19">"</text:span><text:span text:style-name="T22">Using operator(): </text:span><text:span text:style-name="T19">"</text:span><text:span text:style-name="T32"> </text:span><text:span text:style-name="T7">&lt;&lt;</text:span><text:span text:style-name="T32"> </text:span><text:span text:style-name="T35">intPoly</text:span><text:span text:style-name="T7">(</text:span><text:span text:style-name="T46">xInt</text:span><text:span text:style-name="T7">)</text:span><text:span text:style-name="T32"> </text:span><text:span text:style-name="T7">&lt;&lt;</text:span><text:span text:style-name="T32"> endl</text:span><text:span text:style-name="T7">;</text:span></text:p>
            <text:p text:style-name="P9">    </text:p>
            <text:p text:style-name="P9">    <text:span text:style-name="T32">cout </text:span><text:span text:style-name="T7">&lt;&lt;</text:span><text:span text:style-name="T32"> </text:span><text:span text:style-name="T19">"</text:span><text:span text:style-name="T48">\n</text:span><text:span text:style-name="T22">--- Double Polynomial ---</text:span><text:span text:style-name="T19">"</text:span><text:span text:style-name="T32"> </text:span><text:span text:style-name="T7">&lt;&lt;</text:span><text:span text:style-name="T32"> endl</text:span><text:span text:style-name="T7">;</text:span></text:p>
            <text:p text:style-name="P9">    <text:span text:style-name="T32">cout </text:span><text:span text:style-name="T7">&lt;&lt;</text:span><text:span text:style-name="T32"> </text:span><text:span text:style-name="T19">"</text:span><text:span text:style-name="T22">Enter order for double polynomial: </text:span><text:span text:style-name="T19">"</text:span><text:span text:style-name="T7">;</text:span></text:p>
            <text:p text:style-name="P9">    <text:span text:style-name="T32">cin </text:span><text:span text:style-name="T7">&gt;&gt;</text:span><text:span text:style-name="T32"> </text:span><text:span text:style-name="T46">order</text:span><text:span text:style-name="T7">;</text:span></text:p>
            <text:p text:style-name="P9">    </text:p>
            <text:p text:style-name="P9">    <text:span text:style-name="T32">vector</text:span><text:span text:style-name="T7">&lt;</text:span><text:span text:style-name="T26">double</text:span><text:span text:style-name="T7">&gt;</text:span><text:span text:style-name="T32"> doubleCoeffs</text:span><text:span text:style-name="T7">;</text:span></text:p>
            <text:p text:style-name="P9">    <text:span text:style-name="T32">cout </text:span><text:span text:style-name="T7">&lt;&lt;</text:span><text:span text:style-name="T32"> </text:span><text:span text:style-name="T19">"</text:span><text:span text:style-name="T22">Enter </text:span><text:span text:style-name="T19">"</text:span><text:span text:style-name="T32"> </text:span><text:span text:style-name="T7">&lt;&lt;</text:span><text:span text:style-name="T32"> </text:span><text:span text:style-name="T7">(</text:span><text:span text:style-name="T46">order</text:span><text:span text:style-name="T32"> </text:span><text:span text:style-name="T7">+</text:span><text:span text:style-name="T32"> </text:span><text:span text:style-name="T45">1</text:span><text:span text:style-name="T7">)</text:span><text:span text:style-name="T32"> </text:span><text:span text:style-name="T7">&lt;&lt;</text:span><text:span text:style-name="T32"> </text:span><text:span text:style-name="T19">"</text:span><text:span text:style-name="T22"> double coefficients:</text:span><text:span text:style-name="T19">"</text:span><text:span text:style-name="T32"> </text:span><text:span text:style-name="T7">&lt;&lt;</text:span><text:span text:style-name="T32"> endl</text:span><text:span text:style-name="T7">;</text:span></text:p>
            <text:p text:style-name="P9">    <text:span text:style-name="T47">for</text:span><text:span text:style-name="T32"> </text:span><text:span text:style-name="T7">(</text:span><text:span text:style-name="T26">int</text:span><text:span text:style-name="T32"> </text:span><text:span text:style-name="T46">i</text:span><text:span text:style-name="T32"> </text:span><text:span text:style-name="T7">=</text:span><text:span text:style-name="T32"> </text:span><text:span text:style-name="T45">0</text:span><text:span text:style-name="T7">;</text:span><text:span text:style-name="T32"> </text:span><text:span text:style-name="T46">i</text:span><text:span text:style-name="T32"> </text:span><text:span text:style-name="T7">&lt;=</text:span><text:span text:style-name="T32"> </text:span><text:span text:style-name="T46">order</text:span><text:span text:style-name="T7">;</text:span><text:span text:style-name="T32"> </text:span><text:span text:style-name="T46">i</text:span><text:span text:style-name="T7">++)</text:span><text:span text:style-name="T32"> </text:span><text:span text:style-name="T7">{</text:span></text:p>
            <text:p text:style-name="P9">        <text:span text:style-name="T26">double</text:span><text:span text:style-name="T32"> </text:span><text:span text:style-name="T46">coeff</text:span><text:span text:style-name="T7">;</text:span></text:p>
            <text:p text:style-name="P9">        <text:span text:style-name="T32">cout </text:span><text:span text:style-name="T7">&lt;&lt;</text:span><text:span text:style-name="T32"> </text:span><text:span text:style-name="T19">"</text:span><text:span text:style-name="T22">Coefficient for x^</text:span><text:span text:style-name="T19">"</text:span><text:span text:style-name="T32"> </text:span><text:span text:style-name="T7">&lt;&lt;</text:span><text:span text:style-name="T32"> </text:span><text:span text:style-name="T46">i</text:span><text:span text:style-name="T32"> </text:span><text:span text:style-name="T7">&lt;&lt;</text:span><text:span text:style-name="T32"> </text:span><text:span text:style-name="T19">"</text:span><text:span text:style-name="T22">: </text:span><text:span text:style-name="T19">"</text:span><text:span text:style-name="T7">;</text:span></text:p>
            <text:p text:style-name="P9">        <text:span text:style-name="T32">cin </text:span><text:span text:style-name="T7">&gt;&gt;</text:span><text:span text:style-name="T32"> </text:span><text:span text:style-name="T46">coeff</text:span><text:span text:style-name="T7">;</text:span></text:p>
            <text:p text:style-name="P9">        <text:span text:style-name="T46">doubleCoeffs</text:span><text:span text:style-name="T7">.</text:span><text:span text:style-name="T35">push_back</text:span><text:span text:style-name="T7">(</text:span><text:span text:style-name="T46">coeff</text:span><text:span text:style-name="T7">);</text:span></text:p>
            <text:p text:style-name="P9">    <text:span text:style-name="T7">}</text:span></text:p>
            <text:p text:style-name="P9">    </text:p>
            <text:p text:style-name="P9">    <text:span text:style-name="T32">PolynomialTemplate</text:span><text:span text:style-name="T7">&lt;</text:span><text:span text:style-name="T26">double</text:span><text:span text:style-name="T7">&gt;</text:span><text:span text:style-name="T32"> </text:span><text:span text:style-name="T35">doublePoly</text:span><text:span text:style-name="T7">(</text:span><text:span text:style-name="T46">order</text:span><text:span text:style-name="T7">,</text:span><text:span text:style-name="T32"> doubleCoeffs</text:span><text:span text:style-name="T7">);</text:span></text:p>
            <text:p text:style-name="P9">    <text:span text:style-name="T32">cout </text:span><text:span text:style-name="T7">&lt;&lt;</text:span><text:span text:style-name="T32"> </text:span><text:span text:style-name="T19">"</text:span><text:span text:style-name="T22">Double polynomial: </text:span><text:span text:style-name="T19">"</text:span><text:span text:style-name="T32"> </text:span><text:span text:style-name="T7">&lt;&lt;</text:span><text:span text:style-name="T32"> </text:span><text:span text:style-name="T46">doublePoly</text:span><text:span text:style-name="T7">.</text:span><text:span text:style-name="T35">toString</text:span><text:span text:style-name="T7">()</text:span><text:span text:style-name="T32"> </text:span><text:span text:style-name="T7">&lt;&lt;</text:span><text:span text:style-name="T32"> endl</text:span><text:span text:style-name="T7">;</text:span></text:p>
            <text:p text:style-name="P9">    </text:p>
            <text:p text:style-name="P9">    <text:span text:style-name="T26">double</text:span><text:span text:style-name="T32"> </text:span><text:span text:style-name="T46">xDouble</text:span><text:span text:style-name="T7">;</text:span></text:p>
            <text:p text:style-name="P9">    <text:span text:style-name="T32">cout </text:span><text:span text:style-name="T7">&lt;&lt;</text:span><text:span text:style-name="T32"> </text:span><text:span text:style-name="T19">"</text:span><text:span text:style-name="T22">Enter double x value: </text:span><text:span text:style-name="T19">"</text:span><text:span text:style-name="T7">;</text:span></text:p>
            <text:p text:style-name="P9">    <text:span text:style-name="T32">cin </text:span><text:span text:style-name="T7">&gt;&gt;</text:span><text:span text:style-name="T32"> </text:span><text:span text:style-name="T46">xDouble</text:span><text:span text:style-name="T7">;</text:span></text:p>
            <text:p text:style-name="P9">    <text:span text:style-name="T32">cout </text:span><text:span text:style-name="T7">&lt;&lt;</text:span><text:span text:style-name="T32"> </text:span><text:span text:style-name="T19">"</text:span><text:span text:style-name="T22">Value at x=</text:span><text:span text:style-name="T19">"</text:span><text:span text:style-name="T32"> </text:span><text:span text:style-name="T7">&lt;&lt;</text:span><text:span text:style-name="T32"> </text:span><text:span text:style-name="T46">xDouble</text:span><text:span text:style-name="T32"> </text:span><text:span text:style-name="T7">&lt;&lt;</text:span><text:span text:style-name="T32"> </text:span><text:span text:style-name="T19">"</text:span><text:span text:style-name="T22">: </text:span><text:span text:style-name="T19">"</text:span><text:span text:style-name="T32"> </text:span><text:span text:style-name="T7">&lt;&lt;</text:span><text:span text:style-name="T32"> </text:span><text:span text:style-name="T46">doublePoly</text:span><text:span text:style-name="T7">.</text:span><text:span text:style-name="T35">evaluate</text:span><text:span text:style-name="T7">(</text:span><text:span text:style-name="T46">xDouble</text:span><text:span text:style-name="T7">)</text:span><text:span text:style-name="T32"> </text:span><text:span text:style-name="T7">&lt;&lt;</text:span><text:span text:style-name="T32"> endl</text:span><text:span text:style-name="T7">;</text:span></text:p>
            <text:p text:style-name="P9">    </text:p>
            <text:p text:style-name="P13"><text:soft-page-break/>    <text:span text:style-name="T32">// Демонстрация операторов</text:span></text:p>
            <text:p text:style-name="P9">    <text:span text:style-name="T32">cout </text:span><text:span text:style-name="T7">&lt;&lt;</text:span><text:span text:style-name="T32"> </text:span><text:span text:style-name="T19">"</text:span><text:span text:style-name="T48">\n</text:span><text:span text:style-name="T22">--- Operator Demonstrations ---</text:span><text:span text:style-name="T19">"</text:span><text:span text:style-name="T32"> </text:span><text:span text:style-name="T7">&lt;&lt;</text:span><text:span text:style-name="T32"> endl</text:span><text:span text:style-name="T7">;</text:span></text:p>
            <text:p text:style-name="P9">    <text:span text:style-name="T32">cout </text:span><text:span text:style-name="T7">&lt;&lt;</text:span><text:span text:style-name="T32"> </text:span><text:span text:style-name="T19">"</text:span><text:span text:style-name="T22">Creating another polynomial for operations...</text:span><text:span text:style-name="T19">"</text:span><text:span text:style-name="T32"> </text:span><text:span text:style-name="T7">&lt;&lt;</text:span><text:span text:style-name="T32"> endl</text:span><text:span text:style-name="T7">;</text:span></text:p>
            <text:p text:style-name="P9">    </text:p>
            <text:p text:style-name="P9">    <text:span text:style-name="T32">vector</text:span><text:span text:style-name="T7">&lt;</text:span><text:span text:style-name="T26">double</text:span><text:span text:style-name="T7">&gt;</text:span><text:span text:style-name="T32"> coeffs2 </text:span><text:span text:style-name="T7">=</text:span><text:span text:style-name="T32"> </text:span><text:span text:style-name="T7">{</text:span><text:span text:style-name="T45">1.5</text:span><text:span text:style-name="T7">,</text:span><text:span text:style-name="T32"> </text:span><text:span text:style-name="T45">2.5</text:span><text:span text:style-name="T7">};</text:span></text:p>
            <text:p text:style-name="P9">    <text:span text:style-name="T32">PolynomialTemplate</text:span><text:span text:style-name="T7">&lt;</text:span><text:span text:style-name="T26">double</text:span><text:span text:style-name="T7">&gt;</text:span><text:span text:style-name="T32"> </text:span><text:span text:style-name="T35">poly2</text:span><text:span text:style-name="T7">(</text:span><text:span text:style-name="T45">1</text:span><text:span text:style-name="T7">,</text:span><text:span text:style-name="T32"> coeffs2</text:span><text:span text:style-name="T7">);</text:span></text:p>
            <text:p text:style-name="P9">    <text:span text:style-name="T32">cout </text:span><text:span text:style-name="T7">&lt;&lt;</text:span><text:span text:style-name="T32"> </text:span><text:span text:style-name="T19">"</text:span><text:span text:style-name="T22">Second polynomial: </text:span><text:span text:style-name="T19">"</text:span><text:span text:style-name="T32"> </text:span><text:span text:style-name="T7">&lt;&lt;</text:span><text:span text:style-name="T32"> </text:span><text:span text:style-name="T46">poly2</text:span><text:span text:style-name="T7">.</text:span><text:span text:style-name="T35">toString</text:span><text:span text:style-name="T7">()</text:span><text:span text:style-name="T32"> </text:span><text:span text:style-name="T7">&lt;&lt;</text:span><text:span text:style-name="T32"> endl</text:span><text:span text:style-name="T7">;</text:span></text:p>
            <text:p text:style-name="P9">    </text:p>
            <text:p text:style-name="P9">    <text:span text:style-name="T32">PolynomialTemplate</text:span><text:span text:style-name="T7">&lt;</text:span><text:span text:style-name="T26">double</text:span><text:span text:style-name="T7">&gt;</text:span><text:span text:style-name="T32"> sum </text:span><text:span text:style-name="T7">=</text:span><text:span text:style-name="T32"> doublePoly </text:span><text:span text:style-name="T7">+</text:span><text:span text:style-name="T32"> poly2</text:span><text:span text:style-name="T7">;</text:span></text:p>
            <text:p text:style-name="P9">    <text:span text:style-name="T32">cout </text:span><text:span text:style-name="T7">&lt;&lt;</text:span><text:span text:style-name="T32"> </text:span><text:span text:style-name="T19">"</text:span><text:span text:style-name="T22">Sum: </text:span><text:span text:style-name="T19">"</text:span><text:span text:style-name="T32"> </text:span><text:span text:style-name="T7">&lt;&lt;</text:span><text:span text:style-name="T32"> </text:span><text:span text:style-name="T46">sum</text:span><text:span text:style-name="T7">.</text:span><text:span text:style-name="T35">toString</text:span><text:span text:style-name="T7">()</text:span><text:span text:style-name="T32"> </text:span><text:span text:style-name="T7">&lt;&lt;</text:span><text:span text:style-name="T32"> endl</text:span><text:span text:style-name="T7">;</text:span></text:p>
            <text:p text:style-name="P9">    </text:p>
            <text:p text:style-name="P9">    <text:span text:style-name="T32">PolynomialTemplate</text:span><text:span text:style-name="T7">&lt;</text:span><text:span text:style-name="T26">double</text:span><text:span text:style-name="T7">&gt;</text:span><text:span text:style-name="T32"> diff </text:span><text:span text:style-name="T7">=</text:span><text:span text:style-name="T32"> doublePoly </text:span><text:span text:style-name="T7">-</text:span><text:span text:style-name="T32"> poly2</text:span><text:span text:style-name="T7">;</text:span></text:p>
            <text:p text:style-name="P9">    <text:span text:style-name="T32">cout </text:span><text:span text:style-name="T7">&lt;&lt;</text:span><text:span text:style-name="T32"> </text:span><text:span text:style-name="T19">"</text:span><text:span text:style-name="T22">Difference: </text:span><text:span text:style-name="T19">"</text:span><text:span text:style-name="T32"> </text:span><text:span text:style-name="T7">&lt;&lt;</text:span><text:span text:style-name="T32"> </text:span><text:span text:style-name="T46">diff</text:span><text:span text:style-name="T7">.</text:span><text:span text:style-name="T35">toString</text:span><text:span text:style-name="T7">()</text:span><text:span text:style-name="T32"> </text:span><text:span text:style-name="T7">&lt;&lt;</text:span><text:span text:style-name="T32"> endl</text:span><text:span text:style-name="T7">;</text:span></text:p>
            <text:p text:style-name="P9">    </text:p>
            <text:p text:style-name="P9">    <text:span text:style-name="T32">cout </text:span><text:span text:style-name="T7">&lt;&lt;</text:span><text:span text:style-name="T32"> </text:span><text:span text:style-name="T19">"</text:span><text:span text:style-name="T48">\n</text:span><text:span text:style-name="T22">--- Float Polynomial ---</text:span><text:span text:style-name="T19">"</text:span><text:span text:style-name="T32"> </text:span><text:span text:style-name="T7">&lt;&lt;</text:span><text:span text:style-name="T32"> endl</text:span><text:span text:style-name="T7">;</text:span></text:p>
            <text:p text:style-name="P9">    <text:span text:style-name="T32">cout </text:span><text:span text:style-name="T7">&lt;&lt;</text:span><text:span text:style-name="T32"> </text:span><text:span text:style-name="T19">"</text:span><text:span text:style-name="T22">Enter order for float polynomial: </text:span><text:span text:style-name="T19">"</text:span><text:span text:style-name="T7">;</text:span></text:p>
            <text:p text:style-name="P9">    <text:span text:style-name="T32">cin </text:span><text:span text:style-name="T7">&gt;&gt;</text:span><text:span text:style-name="T32"> </text:span><text:span text:style-name="T46">order</text:span><text:span text:style-name="T7">;</text:span></text:p>
            <text:p text:style-name="P9">    </text:p>
            <text:p text:style-name="P9">    <text:span text:style-name="T32">vector</text:span><text:span text:style-name="T7">&lt;</text:span><text:span text:style-name="T26">float</text:span><text:span text:style-name="T7">&gt;</text:span><text:span text:style-name="T32"> floatCoeffs</text:span><text:span text:style-name="T7">;</text:span></text:p>
            <text:p text:style-name="P9">    <text:span text:style-name="T32">cout </text:span><text:span text:style-name="T7">&lt;&lt;</text:span><text:span text:style-name="T32"> </text:span><text:span text:style-name="T19">"</text:span><text:span text:style-name="T22">Enter </text:span><text:span text:style-name="T19">"</text:span><text:span text:style-name="T32"> </text:span><text:span text:style-name="T7">&lt;&lt;</text:span><text:span text:style-name="T32"> </text:span><text:span text:style-name="T7">(</text:span><text:span text:style-name="T46">order</text:span><text:span text:style-name="T32"> </text:span><text:span text:style-name="T7">+</text:span><text:span text:style-name="T32"> </text:span><text:span text:style-name="T45">1</text:span><text:span text:style-name="T7">)</text:span><text:span text:style-name="T32"> </text:span><text:span text:style-name="T7">&lt;&lt;</text:span><text:span text:style-name="T32"> </text:span><text:span text:style-name="T19">"</text:span><text:span text:style-name="T22"> float coefficients:</text:span><text:span text:style-name="T19">"</text:span><text:span text:style-name="T32"> </text:span><text:span text:style-name="T7">&lt;&lt;</text:span><text:span text:style-name="T32"> endl</text:span><text:span text:style-name="T7">;</text:span></text:p>
            <text:p text:style-name="P9">    <text:span text:style-name="T47">for</text:span><text:span text:style-name="T32"> </text:span><text:span text:style-name="T7">(</text:span><text:span text:style-name="T26">int</text:span><text:span text:style-name="T32"> </text:span><text:span text:style-name="T46">i</text:span><text:span text:style-name="T32"> </text:span><text:span text:style-name="T7">=</text:span><text:span text:style-name="T32"> </text:span><text:span text:style-name="T45">0</text:span><text:span text:style-name="T7">;</text:span><text:span text:style-name="T32"> </text:span><text:span text:style-name="T46">i</text:span><text:span text:style-name="T32"> </text:span><text:span text:style-name="T7">&lt;=</text:span><text:span text:style-name="T32"> </text:span><text:span text:style-name="T46">order</text:span><text:span text:style-name="T7">;</text:span><text:span text:style-name="T32"> </text:span><text:span text:style-name="T46">i</text:span><text:span text:style-name="T7">++)</text:span><text:span text:style-name="T32"> </text:span><text:span text:style-name="T7">{</text:span></text:p>
            <text:p text:style-name="P9">        <text:span text:style-name="T26">float</text:span><text:span text:style-name="T32"> </text:span><text:span text:style-name="T46">coeff</text:span><text:span text:style-name="T7">;</text:span></text:p>
            <text:p text:style-name="P9">        <text:span text:style-name="T32">cout </text:span><text:span text:style-name="T7">&lt;&lt;</text:span><text:span text:style-name="T32"> </text:span><text:span text:style-name="T19">"</text:span><text:span text:style-name="T22">Coefficient for x^</text:span><text:span text:style-name="T19">"</text:span><text:span text:style-name="T32"> </text:span><text:span text:style-name="T7">&lt;&lt;</text:span><text:span text:style-name="T32"> </text:span><text:span text:style-name="T46">i</text:span><text:span text:style-name="T32"> </text:span><text:span text:style-name="T7">&lt;&lt;</text:span><text:span text:style-name="T32"> </text:span><text:span text:style-name="T19">"</text:span><text:span text:style-name="T22">: </text:span><text:span text:style-name="T19">"</text:span><text:span text:style-name="T7">;</text:span></text:p>
            <text:p text:style-name="P9">        <text:span text:style-name="T32">cin </text:span><text:span text:style-name="T7">&gt;&gt;</text:span><text:span text:style-name="T32"> </text:span><text:span text:style-name="T46">coeff</text:span><text:span text:style-name="T7">;</text:span></text:p>
            <text:p text:style-name="P9">        <text:span text:style-name="T46">floatCoeffs</text:span><text:span text:style-name="T7">.</text:span><text:span text:style-name="T35">push_back</text:span><text:span text:style-name="T7">(</text:span><text:span text:style-name="T46">coeff</text:span><text:span text:style-name="T7">);</text:span></text:p>
            <text:p text:style-name="P9">    <text:span text:style-name="T7">}</text:span></text:p>
            <text:p text:style-name="P9">    </text:p>
            <text:p text:style-name="P9">    <text:span text:style-name="T32">PolynomialTemplate</text:span><text:span text:style-name="T7">&lt;</text:span><text:span text:style-name="T26">float</text:span><text:span text:style-name="T7">&gt;</text:span><text:span text:style-name="T32"> </text:span><text:span text:style-name="T35">floatPoly</text:span><text:span text:style-name="T7">(</text:span><text:span text:style-name="T46">order</text:span><text:span text:style-name="T7">,</text:span><text:span text:style-name="T32"> floatCoeffs</text:span><text:span text:style-name="T7">);</text:span></text:p>
            <text:p text:style-name="P9">    <text:span text:style-name="T32">cout </text:span><text:span text:style-name="T7">&lt;&lt;</text:span><text:span text:style-name="T32"> </text:span><text:span text:style-name="T19">"</text:span><text:span text:style-name="T22">Float polynomial: </text:span><text:span text:style-name="T19">"</text:span><text:span text:style-name="T32"> </text:span><text:span text:style-name="T7">&lt;&lt;</text:span><text:span text:style-name="T32"> </text:span><text:span text:style-name="T46">floatPoly</text:span><text:span text:style-name="T7">.</text:span><text:span text:style-name="T35">toString</text:span><text:span text:style-name="T7">()</text:span><text:span text:style-name="T32"> </text:span><text:span text:style-name="T7">&lt;&lt;</text:span><text:span text:style-name="T32"> endl</text:span><text:span text:style-name="T7">;</text:span></text:p>
            <text:p text:style-name="P9">    </text:p>
            <text:p text:style-name="P9">    <text:span text:style-name="T26">float</text:span><text:span text:style-name="T32"> </text:span><text:span text:style-name="T46">xFloat</text:span><text:span text:style-name="T7">;</text:span></text:p>
            <text:p text:style-name="P9">    <text:span text:style-name="T32">cout </text:span><text:span text:style-name="T7">&lt;&lt;</text:span><text:span text:style-name="T32"> </text:span><text:span text:style-name="T19">"</text:span><text:span text:style-name="T22">Enter float x value: </text:span><text:span text:style-name="T19">"</text:span><text:span text:style-name="T7">;</text:span></text:p>
            <text:p text:style-name="P9">    <text:span text:style-name="T32">cin </text:span><text:span text:style-name="T7">&gt;&gt;</text:span><text:span text:style-name="T32"> </text:span><text:span text:style-name="T46">xFloat</text:span><text:span text:style-name="T7">;</text:span></text:p>
            <text:p text:style-name="P9">    <text:span text:style-name="T32">cout </text:span><text:span text:style-name="T7">&lt;&lt;</text:span><text:span text:style-name="T32"> </text:span><text:span text:style-name="T19">"</text:span><text:span text:style-name="T22">Value at x=</text:span><text:span text:style-name="T19">"</text:span><text:span text:style-name="T32"> </text:span><text:span text:style-name="T7">&lt;&lt;</text:span><text:span text:style-name="T32"> </text:span><text:span text:style-name="T46">xFloat</text:span><text:span text:style-name="T32"> </text:span><text:span text:style-name="T7">&lt;&lt;</text:span><text:span text:style-name="T32"> </text:span><text:span text:style-name="T19">"</text:span><text:span text:style-name="T22">: </text:span><text:span text:style-name="T19">"</text:span><text:span text:style-name="T32"> </text:span><text:span text:style-name="T7">&lt;&lt;</text:span><text:span text:style-name="T32"> </text:span><text:span text:style-name="T46">floatPoly</text:span><text:span text:style-name="T7">.</text:span><text:span text:style-name="T35">evaluate</text:span><text:span text:style-name="T7">(</text:span><text:span text:style-name="T46">xFloat</text:span><text:span text:style-name="T7">)</text:span><text:span text:style-name="T32"> </text:span><text:span text:style-name="T7">&lt;&lt;</text:span><text:span text:style-name="T32"> endl</text:span><text:span text:style-name="T7">;</text:span></text:p>
            <text:p text:style-name="P9">    </text:p>
            <text:p text:style-name="P9">    <text:span text:style-name="T32">cout </text:span><text:span text:style-name="T7">&lt;&lt;</text:span><text:span text:style-name="T32"> </text:span><text:span text:style-name="T19">"</text:span><text:span text:style-name="T48">\n</text:span><text:span text:style-name="T22">--- Template Comparison ---</text:span><text:span text:style-name="T19">"</text:span><text:span text:style-name="T32"> </text:span><text:span text:style-name="T7">&lt;&lt;</text:span><text:span text:style-name="T32"> endl</text:span><text:span text:style-name="T7">;</text:span></text:p>
            <text:p text:style-name="P9">    <text:span text:style-name="T32">cout </text:span><text:span text:style-name="T7">&lt;&lt;</text:span><text:span text:style-name="T32"> </text:span><text:span text:style-name="T19">"</text:span><text:span text:style-name="T22">All polynomials use the same template class but with different data types!</text:span><text:span text:style-name="T19">"</text:span><text:span text:style-name="T32"> </text:span><text:span text:style-name="T7">&lt;&lt;</text:span><text:span text:style-name="T32"> endl</text:span><text:span text:style-name="T7">;</text:span></text:p>
            <text:p text:style-name="P9">    <text:span text:style-name="T32">cout </text:span><text:span text:style-name="T7">&lt;&lt;</text:span><text:span text:style-name="T32"> </text:span><text:span text:style-name="T19">"</text:span><text:span text:style-name="T22">intPoly type: </text:span><text:span text:style-name="T19">"</text:span><text:span text:style-name="T32"> </text:span><text:span text:style-name="T7">&lt;&lt;</text:span><text:span text:style-name="T32"> </text:span><text:span text:style-name="T26">typeid</text:span><text:span text:style-name="T7">(</text:span><text:span text:style-name="T32">intPoly</text:span><text:span text:style-name="T7">).</text:span><text:span text:style-name="T35">name</text:span><text:span text:style-name="T7">()</text:span><text:span text:style-name="T32"> </text:span><text:span text:style-name="T7">&lt;&lt;</text:span><text:span text:style-name="T32"> endl</text:span><text:span text:style-name="T7">;</text:span></text:p>
            <text:p text:style-name="P9">    <text:span text:style-name="T32">cout </text:span><text:span text:style-name="T7">&lt;&lt;</text:span><text:span text:style-name="T32"> </text:span><text:span text:style-name="T19">"</text:span><text:span text:style-name="T22">doublePoly type: </text:span><text:span text:style-name="T19">"</text:span><text:span text:style-name="T32"> </text:span><text:span text:style-name="T7">&lt;&lt;</text:span><text:span text:style-name="T32"> </text:span><text:span text:style-name="T26">typeid</text:span><text:span text:style-name="T7">(</text:span><text:span text:style-name="T32">doublePoly</text:span><text:span text:style-name="T7">).</text:span><text:span text:style-name="T35">name</text:span><text:span text:style-name="T7">()</text:span><text:span text:style-name="T32"> </text:span><text:span text:style-name="T7">&lt;&lt;</text:span><text:span text:style-name="T32"> endl</text:span><text:span text:style-name="T7">;</text:span></text:p>
            <text:p text:style-name="P9">    <text:span text:style-name="T32">cout </text:span><text:span text:style-name="T7">&lt;&lt;</text:span><text:span text:style-name="T32"> </text:span><text:span text:style-name="T19">"</text:span><text:span text:style-name="T22">floatPoly type: </text:span><text:span text:style-name="T19">"</text:span><text:span text:style-name="T32"> </text:span><text:span text:style-name="T7">&lt;&lt;</text:span><text:span text:style-name="T32"> </text:span><text:span text:style-name="T26">typeid</text:span><text:span text:style-name="T7">(</text:span><text:span text:style-name="T32">floatPoly</text:span><text:span text:style-name="T7">).</text:span><text:span text:style-name="T35">name</text:span><text:span text:style-name="T7">()</text:span><text:span text:style-name="T32"> </text:span><text:span text:style-name="T7">&lt;&lt;</text:span><text:span text:style-name="T32"> endl</text:span><text:span text:style-name="T7">;</text:span></text:p>
            <text:p text:style-name="P11">}</text:p>
            <text:p text:style-name="P7"><text:span text:style-name="Source_20_Text"><text:span text:style-name="T13"/></text:span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ВКР_5f_Обычный" style:display-name="ВКР_Обычный" style:family="paragraph">
      <style:paragraph-properties fo:margin-top="0in" fo:margin-bottom="0in" style:contextual-spacing="false" fo:line-height="150%" fo:text-align="justify" style:justify-single-word="false" fo:orphans="2" fo:widows="2" fo:hyphenation-ladder-count="no-limit" fo:text-indent="0.4925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ВКР_5f_Заголовок_5f_не_5f_в_5f_содержании" style:display-name="ВКР_Заголовок_не_в_содержании" style:family="paragraph" style:next-style-name="ВКР_5f_Обычный">
      <style:paragraph-properties fo:margin-top="0in" fo:margin-bottom="0.1665in" style:contextual-spacing="false" fo:text-align="center" style:justify-single-word="false" fo:orphans="2" fo:widows="2" fo:hyphenation-ladder-count="no-limit" fo:break-before="page" style:writing-mode="lr-tb"/>
      <style:text-properties fo:text-transform="uppercase"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1" style:display-name="Contents 1" style:family="paragraph" style:parent-style-name="Standard" style:next-style-name="Standard" style:class="index">
      <style:paragraph-properties fo:margin-top="0in" fo:margin-bottom="0.0693in" style:contextual-spacing="false">
        <style:tab-stops>
          <style:tab-stop style:position="6.6862in" style:type="right" style:leader-style="dotted" style:leader-text="."/>
        </style:tab-stops>
      </style:paragraph-properties>
      <style:text-properties fo:font-size="14pt" style:font-size-asian="14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Ссылка_20_указателя" style:display-name="Ссылка указателя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07T17:03:15.417000000</meta:creation-date>
    <dc:date>2025-11-08T23:22:18.790000000</dc:date>
    <meta:editing-duration>PT1H43M4S</meta:editing-duration>
    <meta:editing-cycles>62</meta:editing-cycles>
    <meta:generator>LibreOffice/24.2.6.2$Windows_X86_64 LibreOffice_project/ef66aa7e36a1bb8e65bfbc63aba53045a14d0871</meta:generator>
    <meta:document-statistic meta:table-count="3" meta:image-count="0" meta:object-count="0" meta:page-count="14" meta:paragraph-count="329" meta:word-count="1581" meta:character-count="12685" meta:non-whitespace-character-count="10282"/>
  </office:meta>
</office:document-meta>
</file>